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04cm"/>
    </style:style>
    <style:style style:name="co2" style:family="table-column">
      <style:table-column-properties fo:break-before="auto" style:column-width="13.316cm"/>
    </style:style>
    <style:style style:name="co3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Обычный_5f_Лист1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Обычный_5f_Лист1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.706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Контрагент</text:p>
          </table:table-cell>
          <table:table-cell table:style-name="ce1" office:value-type="string" calcext:value-type="string">
            <text:p>Наименование</text:p>
          </table:table-cell>
          <table:table-cell table:number-columns-repeated="62"/>
        </table:table-row>
        <table:table-row table:style-name="ro2">
          <table:table-cell table:style-name="ce2"/>
          <table:table-cell table:style-name="ce2" office:value-type="string" calcext:value-type="string">
            <text:p>Почтовый адрес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RACHT FWO AG</text:p>
          </table:table-cell>
          <table:table-cell table:style-name="ce2" office:value-type="string" calcext:value-type="string">
            <text:p>Deutschland, <text:s/>90451, Nürnberg-Hafen, Rotterdamer Straße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kotrans GmbH</text:p>
          </table:table-cell>
          <table:table-cell table:style-name="ce2" office:value-type="string" calcext:value-type="string">
            <text:p>Deutschland, 15234, Frankfurt (Oder), Goepelstrasse 9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ipmend GmbH</text:p>
          </table:table-cell>
          <table:table-cell table:style-name="ce2" office:value-type="string" calcext:value-type="string">
            <text:p>Deutschland, 20457, Hamburg, Große Reichenstraße 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E. Noerpel GmbH</text:p>
          </table:table-cell>
          <table:table-cell table:style-name="ce2" office:value-type="string" calcext:value-type="string">
            <text:p>Deutschland, 22113, Hamburg, Werner-Siemens-Str. 13-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GO Express Kurierdienst</text:p>
          </table:table-cell>
          <table:table-cell table:style-name="ce2" office:value-type="string" calcext:value-type="string">
            <text:p>Deutschland, 22149, Hamburg, Rahlstedter Str. 1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30559, Hannover, Owiedenfeldstrase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ime Express Logistik GmbH</text:p>
          </table:table-cell>
          <table:table-cell table:style-name="ce2" office:value-type="string" calcext:value-type="string">
            <text:p>Deutschland, 30916, Isernhagen, Am Kirchhorster See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-Logistik GmbH</text:p>
          </table:table-cell>
          <table:table-cell table:style-name="ce2" office:value-type="string" calcext:value-type="string">
            <text:p>Deutschland, 34277, Fuldabrück, An den Lindenbäumen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ö Sped GmbH</text:p>
          </table:table-cell>
          <table:table-cell table:style-name="ce2" office:value-type="string" calcext:value-type="string">
            <text:p>Deutschland, 37079, <text:s/>Göttingen, Robert-Bosch-Breite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. Hovanec Internationale Transporte GmbH</text:p>
          </table:table-cell>
          <table:table-cell table:style-name="ce2" office:value-type="string" calcext:value-type="string">
            <text:p>Deutschland, 42719, Solingen , Focher Str. 7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nationale Spedition Thomas Pfeiffer</text:p>
          </table:table-cell>
          <table:table-cell table:style-name="ce2" office:value-type="string" calcext:value-type="string">
            <text:p>Deutschland, 42855, Remscheid, Steinberger Str. 17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ti-Run GmbH</text:p>
          </table:table-cell>
          <table:table-cell table:style-name="ce2" office:value-type="string" calcext:value-type="string">
            <text:p>Deutschland, 44577, Castrop-Rauxel, Deininghauser Weg 70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DAN GMBH</text:p>
          </table:table-cell>
          <table:table-cell table:style-name="ce2" office:value-type="string" calcext:value-type="string">
            <text:p>Deutschland, 68309, MANNHEIM, EDISONSTR.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70794, Filderstadt-Bonlande, (Schwerdtfeger Stuttgart) H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b Transporte GmbH</text:p>
          </table:table-cell>
          <table:table-cell table:style-name="ce2" office:value-type="string" calcext:value-type="string">
            <text:p>Deutschland, 71665, Vaihingen/Enz, Planckstraße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e Fischer</text:p>
          </table:table-cell>
          <table:table-cell table:style-name="ce2" office:value-type="string" calcext:value-type="string">
            <text:p>Deutschland, 72820, Sonnenbühl, Schulplatz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g Express Logistik GmbH</text:p>
          </table:table-cell>
          <table:table-cell table:style-name="ce2" office:value-type="string" calcext:value-type="string">
            <text:p>Deutschland, 73037, Göppingen, Zillenhardtstr.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gm express logistik GmbH</text:p>
          </table:table-cell>
          <table:table-cell table:style-name="ce2" office:value-type="string" calcext:value-type="string">
            <text:p>Deutschland, 74321, Bietigheim-Bissingen, Stuttgarter Straße 5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urierservice Schnelltransporte Karl Reith, Inhaber Silvia Reith</text:p>
          </table:table-cell>
          <table:table-cell table:style-name="ce2" office:value-type="string" calcext:value-type="string">
            <text:p>Deutschland, 77978, Schuttertal, Hallen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E.TS GmbH</text:p>
          </table:table-cell>
          <table:table-cell table:style-name="ce2" office:value-type="string" calcext:value-type="string">
            <text:p>Deutschland, 80335, München, Thorwaldsen Straße 15-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LK GmbH Gaida Logistik Kompetenz</text:p>
          </table:table-cell>
          <table:table-cell table:style-name="ce2" office:value-type="string" calcext:value-type="string">
            <text:p>Deutschland, 8306, Raubling, Prinzregentenstraße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GmbH</text:p>
          </table:table-cell>
          <table:table-cell table:style-name="ce2" office:value-type="string" calcext:value-type="string">
            <text:p>Deutschland, 86165, Augsburg, Brixener Straße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86167, Augsburg, Buergermeister-Wegele-Strasse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Exx Augsburg GmbH</text:p>
          </table:table-cell>
          <table:table-cell table:style-name="ce2" office:value-type="string" calcext:value-type="string">
            <text:p>Deutschland, 86356, Neusäß, Trentiner Ring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offmann Xpress GmbH</text:p>
          </table:table-cell>
          <table:table-cell table:style-name="ce2" office:value-type="string" calcext:value-type="string">
            <text:p>Deutschland, 90763, Fürth, Schwabacherstrasse 3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DXpress Ltd</text:p>
          </table:table-cell>
          <table:table-cell table:style-name="ce2" office:value-type="string" calcext:value-type="string">
            <text:p>Great Britain, WS14 0, Lichfield, Station House, Station Road, Shenst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pa Logistics Sp. z o.o. Sp.K.</text:p>
          </table:table-cell>
          <table:table-cell table:style-name="ce2" office:value-type="string" calcext:value-type="string">
            <text:p>Poland, <text:s/>62-03, KÓRNIK, WIATRACZNA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AKUS LOGISTICS Sp. z o.o.</text:p>
          </table:table-cell>
          <table:table-cell table:style-name="ce2" office:value-type="string" calcext:value-type="string">
            <text:p>Poland, 00-807, WARSZAWA, ul. ALEJE JEROZOLIMSKIE 9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SPEDA SP. Z O.O</text:p>
          </table:table-cell>
          <table:table-cell table:style-name="ce2" office:value-type="string" calcext:value-type="string">
            <text:p>Poland, 01-613, 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LIMI SP. Z O. O.</text:p>
          </table:table-cell>
          <table:table-cell table:style-name="ce2" office:value-type="string" calcext:value-type="string">
            <text:p>Poland, 01-613, 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ESPON SP.Z O.O.</text:p>
          </table:table-cell>
          <table:table-cell table:style-name="ce2" office:value-type="string" calcext:value-type="string">
            <text:p>Poland, 01-618, Warszawa, ul.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om Services Transports Sp z.o.o</text:p>
          </table:table-cell>
          <table:table-cell table:style-name="ce2" office:value-type="string" calcext:value-type="string">
            <text:p>Poland, 02-092, WARSZAWA, Żwirki i Wigury 16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ebo Logistic Warszawa Sp. z o.o.</text:p>
          </table:table-cell>
          <table:table-cell table:style-name="ce2" office:value-type="string" calcext:value-type="string">
            <text:p>Poland, 02-304, WARSZAWA, ALEJE JEROZOLIMSKIE 133 lok. 4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LOGIS POLAND SP. Z O.O.</text:p>
          </table:table-cell>
          <table:table-cell table:style-name="ce2" office:value-type="string" calcext:value-type="string">
            <text:p>Poland, 02-952, Warszawa, ul. Wiertnicza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pido Express sp. z o.o. sp. k.</text:p>
          </table:table-cell>
          <table:table-cell table:style-name="ce2" office:value-type="string" calcext:value-type="string">
            <text:p>Poland, 03-310, Warszawa, ul. Staniewicka 14 lok. 30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ONTRANS Sp. z o.o.</text:p>
          </table:table-cell>
          <table:table-cell table:style-name="ce2" office:value-type="string" calcext:value-type="string">
            <text:p>Poland, 04-051, Warszawa, ul. Poligonowa 10/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-House Poland Sp z o.o.</text:p>
          </table:table-cell>
          <table:table-cell table:style-name="ce2" office:value-type="string" calcext:value-type="string">
            <text:p>Poland, 05270, Marki, ul.Bandurskiego 54 F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cin Rachanski T/a Kurier na Wyspy</text:p>
          </table:table-cell>
          <table:table-cell table:style-name="ce2" office:value-type="string" calcext:value-type="string">
            <text:p>Poland, 08-110, Siedlce, ul. Świętojańs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fast</text:p>
          </table:table-cell>
          <table:table-cell table:style-name="ce2" office:value-type="string" calcext:value-type="string">
            <text:p>Poland, 08-110, Siedlce, ul. Świętojańs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LP SP. Z O.O.</text:p>
          </table:table-cell>
          <table:table-cell table:style-name="ce2" office:value-type="string" calcext:value-type="string">
            <text:p>Poland, 09-400, PŁOCK, REMBIELIŃSKIEGO 10A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CCO SP. Z O.O.</text:p>
          </table:table-cell>
          <table:table-cell table:style-name="ce2" office:value-type="string" calcext:value-type="string">
            <text:p>Poland, 15-396, BIAŁYSTOK, UL. M. KOPERNIKA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ZATKOWSKY TRANSPORT &amp; SERVICE TOMASZ RZATKOWSKI</text:p>
          </table:table-cell>
          <table:table-cell table:style-name="ce2" office:value-type="string" calcext:value-type="string">
            <text:p>Poland, 16-400, SUWAŁKI,, Bł. Siostry Kanizji Mackiewicz 2 lokal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QBS SP. Z O. O. SP. K.</text:p>
          </table:table-cell>
          <table:table-cell table:style-name="ce2" office:value-type="string" calcext:value-type="string">
            <text:p>Poland, 20-445, LUBLIN, ul. ZEMBORZYCKA 53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KOM POLSKA SP. Z O. O.</text:p>
          </table:table-cell>
          <table:table-cell table:style-name="ce2" office:value-type="string" calcext:value-type="string">
            <text:p>Poland, 21-500, BIAŁA PODLASKA, AL. SOLIDARNOŚCI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O LOGIS SP. Z O. O. SP.K.</text:p>
          </table:table-cell>
          <table:table-cell table:style-name="ce2" office:value-type="string" calcext:value-type="string">
            <text:p>Poland, 21-500, BIAŁA PODLASKA, UL. Janowska 6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SPED Drzewosz Katarzyna,Chotyłów</text:p>
          </table:table-cell>
          <table:table-cell table:style-name="ce2" office:value-type="string" calcext:value-type="string">
            <text:p>Poland, 21-530, Piszczac, Piszczacka 3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M Express Marcin Michałek</text:p>
          </table:table-cell>
          <table:table-cell table:style-name="ce2" office:value-type="string" calcext:value-type="string">
            <text:p>Poland, 23-300, Janów Lubelski, Partyzantów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ERKAT S.C. Marcin Gładysz, Grzegorz Gładysz,Paweł Kwaśniewski</text:p>
          </table:table-cell>
          <table:table-cell table:style-name="ce2" office:value-type="string" calcext:value-type="string">
            <text:p>Poland, 26-600, RADOM, Ul. Przemysł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UMAZTRANS BLACK KANGA</text:p>
          </table:table-cell>
          <table:table-cell table:style-name="ce2" office:value-type="string" calcext:value-type="string">
            <text:p>Poland, 30-001, KRAKOW,, UL. POLNA 4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fennica Polska Sp. z o. o.</text:p>
          </table:table-cell>
          <table:table-cell table:style-name="ce2" office:value-type="string" calcext:value-type="string">
            <text:p>Poland, 30-644, Kraków, ul. H. Kamieńskiego 4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ute4U Sp.z o.o. sp.k.</text:p>
          </table:table-cell>
          <table:table-cell table:style-name="ce2" office:value-type="string" calcext:value-type="string">
            <text:p>Poland, 30504, Kraków, Kalwaryjska 69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gda-Trans Sp. z o.o. sp.k.</text:p>
          </table:table-cell>
          <table:table-cell table:style-name="ce2" office:value-type="string" calcext:value-type="string">
            <text:p>Poland, 31-553, Kraków, ul.Cystersów 13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dosław Pazera RAAN transport&amp;spedition</text:p>
          </table:table-cell>
          <table:table-cell table:style-name="ce2" office:value-type="string" calcext:value-type="string">
            <text:p>Poland, 31-807, Kraków, Os. J. Strusia 4 m.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 SPED LOGISTIC SP. Z O.O.</text:p>
          </table:table-cell>
          <table:table-cell table:style-name="ce2" office:value-type="string" calcext:value-type="string">
            <text:p>Poland, 32-020, Wieliczka, Ochota 15f (Pawilon Ochota, II piętro)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łgorzata Handzel FIRMA TRANSPORTOWO-USŁUGOWA "EURO-TRANS"</text:p>
          </table:table-cell>
          <table:table-cell table:style-name="ce2" office:value-type="string" calcext:value-type="string">
            <text:p>Poland, 32-050, Skawina, ul. Korabnicka 1/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ASTER WAY CYGAN JANUSZ</text:p>
          </table:table-cell>
          <table:table-cell table:style-name="ce2" office:value-type="string" calcext:value-type="string">
            <text:p>Poland, 32-050, SKAWINA, UL. SIKORSKIEGO 13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HU CAR MAX ANDRZEJ OKRAJNI</text:p>
          </table:table-cell>
          <table:table-cell table:style-name="ce2" office:value-type="string" calcext:value-type="string">
            <text:p>Poland, 32-086, WĘGRZCE, ul. Ulica C6 nr.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dro Logistics Sp. z O. O, Sp. K.</text:p>
          </table:table-cell>
          <table:table-cell table:style-name="ce2" office:value-type="string" calcext:value-type="string">
            <text:p>Poland, 32-556, Alwernia, Nieporaz, ul. Europej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IS TRANS LUKASZ TOCICKI</text:p>
          </table:table-cell>
          <table:table-cell table:style-name="ce2" office:value-type="string" calcext:value-type="string">
            <text:p>Poland, 32-660, <text:s/>Chelmek , , Wojska polskiego 6/5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NE DELIVERIES SP. Z O.O. SP. K.</text:p>
          </table:table-cell>
          <table:table-cell table:style-name="ce2" office:value-type="string" calcext:value-type="string">
            <text:p>Poland, 34-120, Andrychów, BATOREGO 3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inity Logistics Sp. z o.o.</text:p>
          </table:table-cell>
          <table:table-cell table:style-name="ce2" office:value-type="string" calcext:value-type="string">
            <text:p>Poland, 35-103, Rzeszów,, ul.Hanasiewicz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.U.P PAMA MAŚLANIEC ADAM</text:p>
          </table:table-cell>
          <table:table-cell table:style-name="ce2" office:value-type="string" calcext:value-type="string">
            <text:p>Poland, 35-205, Rzeszów, Zwierzyniecka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-MAR-TRANS Marta Maślaniec,</text:p>
          </table:table-cell>
          <table:table-cell table:style-name="ce2" office:value-type="string" calcext:value-type="string">
            <text:p>Poland, 35-205, Rzeszów,, ul. Zwierzyniecka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B Logistics Sp. z o.o. Sp.k.</text:p>
          </table:table-cell>
          <table:table-cell table:style-name="ce2" office:value-type="string" calcext:value-type="string">
            <text:p>Poland, 35-311, RZESZÓW, EUGENIUSZA KWIATKOWSKIEGO 38/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trego S.A.</text:p>
          </table:table-cell>
          <table:table-cell table:style-name="ce2" office:value-type="string" calcext:value-type="string">
            <text:p>Poland, 36-072, Świlcza, Świlcza 146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ombotrans Sp. z o.o.</text:p>
          </table:table-cell>
          <table:table-cell table:style-name="ce2" office:value-type="string" calcext:value-type="string">
            <text:p>Poland, 37-123, Handzlówka , Handzlówka 36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ALTECO Sp. z o.o.</text:p>
          </table:table-cell>
          <table:table-cell table:style-name="ce2" office:value-type="string" calcext:value-type="string">
            <text:p>Poland, 37-700, Przemyśl, Seweryna Goszczyńskiego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Jantoś - Jakub Drapiewski</text:p>
          </table:table-cell>
          <table:table-cell table:style-name="ce2" office:value-type="string" calcext:value-type="string">
            <text:p>Poland, 38-400, KROSNO, UL. PIŁSUDSKIEGO 7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tiva Solutions Sp. z o.o.</text:p>
          </table:table-cell>
          <table:table-cell table:style-name="ce2" office:value-type="string" calcext:value-type="string">
            <text:p>Poland, 40-507, Katowice, Francuska 18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S-FBG S.A. P119</text:p>
          </table:table-cell>
          <table:table-cell table:style-name="ce2" office:value-type="string" calcext:value-type="string">
            <text:p>Poland, 40-706, KATOWICE, UL. KOLEJOWA 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 – Trans Logistics Sp.z o.o. Sp.K</text:p>
          </table:table-cell>
          <table:table-cell table:style-name="ce2" office:value-type="string" calcext:value-type="string">
            <text:p>Poland, 41-260, Sławków, ul. Walcowni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Motion Daria Jabłońska</text:p>
          </table:table-cell>
          <table:table-cell table:style-name="ce2" office:value-type="string" calcext:value-type="string">
            <text:p>Poland, 41-412, Mysłowice, ks. kard. Hlonda 12a/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AND TSL SP. Z O.O. SP. K.</text:p>
          </table:table-cell>
          <table:table-cell table:style-name="ce2" office:value-type="string" calcext:value-type="string">
            <text:p>Poland, 41-503, CHORZÓW, Bytkowsk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 Spedycja Maja Matuszczyk Iga Świeboda s.j.</text:p>
          </table:table-cell>
          <table:table-cell table:style-name="ce2" office:value-type="string" calcext:value-type="string">
            <text:p>Poland, 42-200, Częstochowa, ul.Dębow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GNAR LOGISTICS Sp. z o.o.</text:p>
          </table:table-cell>
          <table:table-cell table:style-name="ce2" office:value-type="string" calcext:value-type="string">
            <text:p>Poland, 42-218, Częstochowa, Łódzka 208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&amp;T Logistic Tomasz Matuszak</text:p>
          </table:table-cell>
          <table:table-cell table:style-name="ce2" office:value-type="string" calcext:value-type="string">
            <text:p>Poland, 43-100, Tychy, Czysta 19/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MP TRASPORTI SPÓŁKA Z OGRANICZONĄ ODPOWIEDZIALNOŚCIĄ SPÓŁKA KOMANDYTOWA</text:p>
          </table:table-cell>
          <table:table-cell table:style-name="ce2" office:value-type="string" calcext:value-type="string">
            <text:p>Poland, 43300, <text:s/>BIELSKO-BIAŁA, ul. K. BRODZIŃSKIEGO 12A/2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Truckline sp. z o.o. Opole sp. k.</text:p>
          </table:table-cell>
          <table:table-cell table:style-name="ce2" office:value-type="string" calcext:value-type="string">
            <text:p>Poland, 45-839, Opole, ul. Technologiczna 2B, pokój 1.0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K.EXPRESS</text:p>
          </table:table-cell>
          <table:table-cell table:style-name="ce2" office:value-type="string" calcext:value-type="string">
            <text:p>Poland, 46-300, Olesno, ul. Budowlanych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irosław Wilczyński</text:p>
          </table:table-cell>
          <table:table-cell table:style-name="ce2" office:value-type="string" calcext:value-type="string">
            <text:p>Poland, 46-320, Praszka, Strojec, Ul. Częstochowska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MOND s.c.</text:p>
          </table:table-cell>
          <table:table-cell table:style-name="ce2" office:value-type="string" calcext:value-type="string">
            <text:p>Poland, 49-300, Brzeg, Sukiennice 2, pok. 3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vl Trans Spółka Z O. O.</text:p>
          </table:table-cell>
          <table:table-cell table:style-name="ce2" office:value-type="string" calcext:value-type="string">
            <text:p>Poland, 50-020, Wrocław, Marsz. Józefa Piłsudskiego 74/3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H. Robinson Europe BV</text:p>
          </table:table-cell>
          <table:table-cell table:style-name="ce2" office:value-type="string" calcext:value-type="string">
            <text:p>Poland, 50-088, Wrocław, Swobodn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DB Logistik Poland sp. z o.o.</text:p>
          </table:table-cell>
          <table:table-cell table:style-name="ce2" office:value-type="string" calcext:value-type="string">
            <text:p>Poland, 50-130, Wrocław, ul. Rzeźnicza 28-31, <text:s/>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wer-Trans Łukasz Raputa</text:p>
          </table:table-cell>
          <table:table-cell table:style-name="ce2" office:value-type="string" calcext:value-type="string">
            <text:p>Poland, 50-311, Wrocław, Elizy Orzeszkowej 41/1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ir Express Poland Sp. z o.o.</text:p>
          </table:table-cell>
          <table:table-cell table:style-name="ce2" office:value-type="string" calcext:value-type="string">
            <text:p>Poland, 50-428, Wrocław, ul. Krakowska 141-1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JG SERWIS SP. Z O.O. SP.K.</text:p>
          </table:table-cell>
          <table:table-cell table:style-name="ce2" office:value-type="string" calcext:value-type="string">
            <text:p>Poland, 51-416, WROCŁAW, KOŚCIERZYŃSK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press Logistic Katarzyna Mroczyk</text:p>
          </table:table-cell>
          <table:table-cell table:style-name="ce2" office:value-type="string" calcext:value-type="string">
            <text:p>Poland, 52-229, Wrocław 20, Skrytka Pocztowa 5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TM LOGISTICS Marcin Śliwiński</text:p>
          </table:table-cell>
          <table:table-cell table:style-name="ce2" office:value-type="string" calcext:value-type="string">
            <text:p>Poland, 53-021, Wrocław, ul. Korfantego 30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L TRANSPORT Sp. z o.o.</text:p>
          </table:table-cell>
          <table:table-cell table:style-name="ce2" office:value-type="string" calcext:value-type="string">
            <text:p>Poland, 54-424, Wrocław, ul. Muchoborsk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RUSAR sp. z o.o.sp. k.</text:p>
          </table:table-cell>
          <table:table-cell table:style-name="ce2" office:value-type="string" calcext:value-type="string">
            <text:p>Poland, 54-530, Wrocław, Rdest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 SOLUTIONS GROUP SP. Z O.O.</text:p>
          </table:table-cell>
          <table:table-cell table:style-name="ce2" office:value-type="string" calcext:value-type="string">
            <text:p>Poland, 55-080, KRZEPTÓW, SZAFRANOWA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Ni Ronald ZAJĄC Spedycja &amp; Transport</text:p>
          </table:table-cell>
          <table:table-cell table:style-name="ce2" office:value-type="string" calcext:value-type="string">
            <text:p>Poland, 55-120, URAZ, ul. Słoneczna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ĘBICKI SP. Z O. O. SP. K.</text:p>
          </table:table-cell>
          <table:table-cell table:style-name="ce2" office:value-type="string" calcext:value-type="string">
            <text:p>Poland, 55-300, ŚRODA ŚLĄSKA, ul. KOMORNIKI UL.STREF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-trans Krzysztof Piasecki</text:p>
          </table:table-cell>
          <table:table-cell table:style-name="ce2" office:value-type="string" calcext:value-type="string">
            <text:p>Poland, 56-400, Oleśnica, Ul. Dębowa 3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-MAR-LOG Dominik Marek</text:p>
          </table:table-cell>
          <table:table-cell table:style-name="ce2" office:value-type="string" calcext:value-type="string">
            <text:p>Poland, 57-530, Międzylesie, Plac Wolności 15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LCON LOGISTICS SP. Z O.O.</text:p>
          </table:table-cell>
          <table:table-cell table:style-name="ce2" office:value-type="string" calcext:value-type="string">
            <text:p>Poland, 58-200, DZIERZONIÓW, UL .BATALIONÓW CHŁOPSKICH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igner Tomasz Niemiec</text:p>
          </table:table-cell>
          <table:table-cell table:style-name="ce2" office:value-type="string" calcext:value-type="string">
            <text:p>Poland, 58-200, Dzierżoniów, ul. Klonowa 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QUEEN-TRANS Kamil Siemieniako</text:p>
          </table:table-cell>
          <table:table-cell table:style-name="ce2" office:value-type="string" calcext:value-type="string">
            <text:p>Poland, 58-512, Stara Kamienica, ul. Stara Kamienica 2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MP TRANS MARCIN PITERA</text:p>
          </table:table-cell>
          <table:table-cell table:style-name="ce2" office:value-type="string" calcext:value-type="string">
            <text:p>Poland, 59-700, BOLESŁAWIEC, Ul. STAROSZKOLNA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go Worldwide Sp. z o.o. Sp. K.</text:p>
          </table:table-cell>
          <table:table-cell table:style-name="ce2" office:value-type="string" calcext:value-type="string">
            <text:p>Poland, 60-161, Poznań, Mrągow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S LOGISTIC GROUP</text:p>
          </table:table-cell>
          <table:table-cell table:style-name="ce2" office:value-type="string" calcext:value-type="string">
            <text:p>Poland, 60-179, Poznan, ul. Braniborsk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ogistic Tomasz Sawicki</text:p>
          </table:table-cell>
          <table:table-cell table:style-name="ce2" office:value-type="string" calcext:value-type="string">
            <text:p>Poland, 61-028, Poznań, Warszawska 39, 'biurowiec AKSA'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-Buss Sp. z O. O. Sp.K.</text:p>
          </table:table-cell>
          <table:table-cell table:style-name="ce2" office:value-type="string" calcext:value-type="string">
            <text:p>Poland, 61-058, Poznań, Sośnick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orldtrans sp.z.o.o</text:p>
          </table:table-cell>
          <table:table-cell table:style-name="ce2" office:value-type="string" calcext:value-type="string">
            <text:p>Poland, 62-002, Suchy Las, ul. Złota 23 , Złotkow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5 SP. Z O.O. SP.K.</text:p>
          </table:table-cell>
          <table:table-cell table:style-name="ce2" office:value-type="string" calcext:value-type="string">
            <text:p>Poland, 62-052, GŁUCHOWO, SŁONECZNA 1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VIL Małgorzata Zborowska-Pisznot</text:p>
          </table:table-cell>
          <table:table-cell table:style-name="ce2" office:value-type="string" calcext:value-type="string">
            <text:p>Poland, 62-600, Koło, Powiercie, Jaśm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-Trans Tomasz Michalak</text:p>
          </table:table-cell>
          <table:table-cell table:style-name="ce2" office:value-type="string" calcext:value-type="string">
            <text:p>Poland, 62-800, Kalisz, A.Kordeckiego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AG Transport &amp; Logistic Sp. z o.o. Sp.k. </text:p>
          </table:table-cell>
          <table:table-cell table:style-name="ce2" office:value-type="string" calcext:value-type="string">
            <text:p>Poland, 62-800, Kalisz, Częstochowsk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Honorata Leszczyńska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Włodzimierz Leszczyński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isped Sp. z o.o.</text:p>
          </table:table-cell>
          <table:table-cell table:style-name="ce2" office:value-type="string" calcext:value-type="string">
            <text:p>Poland, 62-800, Kalisz, Kazimierza Pułaskiego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uto Serwis Sztark Jan Sztark</text:p>
          </table:table-cell>
          <table:table-cell table:style-name="ce2" office:value-type="string" calcext:value-type="string">
            <text:p>Poland, 62-800, Kalisz, Piskorzewie 21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I TRANSPORT ACROPOL SP. Z O.O. SP. K.</text:p>
          </table:table-cell>
          <table:table-cell table:style-name="ce2" office:value-type="string" calcext:value-type="string">
            <text:p>Poland, 62-800, KALISZ, UL. CHOPINA 2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OCIANEX SP. Z О.O.SP.K.</text:p>
          </table:table-cell>
          <table:table-cell table:style-name="ce2" office:value-type="string" calcext:value-type="string">
            <text:p>Poland, 62-800, Kalisz, ul. Fabryczn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-TEAM MICHAŁ JAŚKIEWICZ</text:p>
          </table:table-cell>
          <table:table-cell table:style-name="ce2" office:value-type="string" calcext:value-type="string">
            <text:p>Poland, 62-800, Kalisz, ul. Korczak 16/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MEGA LOGISTIC - DANIEL KOWALSKI</text:p>
          </table:table-cell>
          <table:table-cell table:style-name="ce2" office:value-type="string" calcext:value-type="string">
            <text:p>Poland, 62-800, Kalisz, ul. Korczak 24C/38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E AUTO-Radomski S. J.</text:p>
          </table:table-cell>
          <table:table-cell table:style-name="ce2" office:value-type="string" calcext:value-type="string">
            <text:p>Poland, 62-800, Kalisz, Ul. Piwonick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ROS LOGISTICS SP. Z O.O.</text:p>
          </table:table-cell>
          <table:table-cell table:style-name="ce2" office:value-type="string" calcext:value-type="string">
            <text:p>Poland, 62-800, KALISZ, ul. SKARSZEWSKA 42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RY &amp; FERRY SP.Z O.O. SP.K.</text:p>
          </table:table-cell>
          <table:table-cell table:style-name="ce2" office:value-type="string" calcext:value-type="string">
            <text:p>Poland, 62-800, KALISZ, ul. ŚRÓDMIEJSKA 15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SZAKLOGISTIC JAKUB STASZAK</text:p>
          </table:table-cell>
          <table:table-cell table:style-name="ce2" office:value-type="string" calcext:value-type="string">
            <text:p>Poland, 62-800, Kalisz, Ul. Warszawska 4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.F.C Logistic Mateusz Orczykowski</text:p>
          </table:table-cell>
          <table:table-cell table:style-name="ce2" office:value-type="string" calcext:value-type="string">
            <text:p>Poland, 62-800, Kalisz, ul. Wroclawska 4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ia Transport Sp. z o.o.</text:p>
          </table:table-cell>
          <table:table-cell table:style-name="ce2" office:value-type="string" calcext:value-type="string">
            <text:p>Poland, 62-811, Kościelna Wieś, Spacerowa 1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RZEDSIĘBIORSTWO HANDLOWO-USŁUGOWE SIGA AGNIESZKA PAJĄK-PAWLAK</text:p>
          </table:table-cell>
          <table:table-cell table:style-name="ce2" office:value-type="string" calcext:value-type="string">
            <text:p>Poland, 62-817, Żelazków, Dębe 85 N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FT LOGISTIC SP. Z O.O. SP. K.</text:p>
          </table:table-cell>
          <table:table-cell table:style-name="ce2" office:value-type="string" calcext:value-type="string">
            <text:p>Poland, 62800, KALISZ, ul. CHEŁMOŃSKIEGO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.A.M. Logistics Magdalena Scholz-Szymenderska</text:p>
          </table:table-cell>
          <table:table-cell table:style-name="ce2" office:value-type="string" calcext:value-type="string">
            <text:p>Poland, 63-000, <text:s/>Środa Wlkp, ul. Westerplatte 32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NST Iwona Wojtysiak</text:p>
          </table:table-cell>
          <table:table-cell table:style-name="ce2" office:value-type="string" calcext:value-type="string">
            <text:p>Poland, 63-200, Jarocin, Żerkowska 6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ertus Logistic Marcin Czajczyk</text:p>
          </table:table-cell>
          <table:table-cell table:style-name="ce2" office:value-type="string" calcext:value-type="string">
            <text:p>Poland, 63-300, Pleszew, UL.MATEJKI 12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-AS s.c. Artur Derdas Sławomir Sokołowski</text:p>
          </table:table-cell>
          <table:table-cell table:style-name="ce2" office:value-type="string" calcext:value-type="string">
            <text:p>Poland, 63-300, Zielona Łąka, Plesze, ul. Jagiełły 2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SPEDITION Marcin Żurek</text:p>
          </table:table-cell>
          <table:table-cell table:style-name="ce2" office:value-type="string" calcext:value-type="string">
            <text:p>Poland, 63-400, Ostrów Wielkopolski, Irysow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ANMAR Tomasz Białkowski</text:p>
          </table:table-cell>
          <table:table-cell table:style-name="ce2" office:value-type="string" calcext:value-type="string">
            <text:p>Poland, 63-400, Ostrów Wielkopolski, ul. Krańcow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IT Logistik Sp. z o.o. Sp.K.</text:p>
          </table:table-cell>
          <table:table-cell table:style-name="ce2" office:value-type="string" calcext:value-type="string">
            <text:p>Poland, 63-400, Ostrów Wielkopolski, ul. Sowińskiego 69/2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nema TSL Sp. z o.o. Sp. k.</text:p>
          </table:table-cell>
          <table:table-cell table:style-name="ce2" office:value-type="string" calcext:value-type="string">
            <text:p>Poland, 63-800, Gostyń, Czachorowo 5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yal transport&amp;spedition sp. z o.o. Sp.K.</text:p>
          </table:table-cell>
          <table:table-cell table:style-name="ce2" office:value-type="string" calcext:value-type="string">
            <text:p>Poland, 64-100, Leszno, lipowa 4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tec Polska Sp. z o.o.</text:p>
          </table:table-cell>
          <table:table-cell table:style-name="ce2" office:value-type="string" calcext:value-type="string">
            <text:p>Poland, 64-100, Leszno, ul. Usługow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TPOL AUTO HANDEL Mateusz Polarczyk</text:p>
          </table:table-cell>
          <table:table-cell table:style-name="ce2" office:value-type="string" calcext:value-type="string">
            <text:p>Poland, 64-700, Czarnków, Roln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LOGISTIC GROUP SPÓŁKA Z O.O.</text:p>
          </table:table-cell>
          <table:table-cell table:style-name="ce2" office:value-type="string" calcext:value-type="string">
            <text:p>Poland, 65-077, Zielona Góra, Aleja Wojska Polskiego 90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M Service Center Sp.J.</text:p>
          </table:table-cell>
          <table:table-cell table:style-name="ce2" office:value-type="string" calcext:value-type="string">
            <text:p>Poland, 65-900, Zielona Góra, ul. Elektronowa 1, Urząd Pocztowy 2, Skr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WEŁ JAGIEŁŁO SHIPPING SP. Z O.O.</text:p>
          </table:table-cell>
          <table:table-cell table:style-name="ce2" office:value-type="string" calcext:value-type="string">
            <text:p>Poland, 65-950, ZIELONA GÓRA, AL. WOJSKA POLSKIEGO 25 LOK. 7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Spedycja Bazylewicz Sp. z o.o.</text:p>
          </table:table-cell>
          <table:table-cell table:style-name="ce2" office:value-type="string" calcext:value-type="string">
            <text:p>Poland, 66-015, Zielona Góra, Przylep- Lotnicz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cpi Logistic Michał Sadkowski</text:p>
          </table:table-cell>
          <table:table-cell table:style-name="ce2" office:value-type="string" calcext:value-type="string">
            <text:p>Poland, 66-200, <text:s/>Świebodzin, Os. Widok 27d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TSL GROUP SP. Z O.O.</text:p>
          </table:table-cell>
          <table:table-cell table:style-name="ce2" office:value-type="string" calcext:value-type="string">
            <text:p>Poland, 66-340, Przytoczna, Pocztow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Express Delivery Sp. z o.o.</text:p>
          </table:table-cell>
          <table:table-cell table:style-name="ce2" office:value-type="string" calcext:value-type="string">
            <text:p>Poland, 66-340, Przytoczna, ul. Akacjow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MAREK ZINEK</text:p>
          </table:table-cell>
          <table:table-cell table:style-name="ce2" office:value-type="string" calcext:value-type="string">
            <text:p>Poland, 66-460, NOWINY WIELKIE, PYRZAŃSKA 6 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DE Oro-Trans Jerzy Nowicki</text:p>
          </table:table-cell>
          <table:table-cell table:style-name="ce2" office:value-type="string" calcext:value-type="string">
            <text:p>Poland, 67-200, Glogow, Dluga 12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A-TRANS Sp. Jawna</text:p>
          </table:table-cell>
          <table:table-cell table:style-name="ce2" office:value-type="string" calcext:value-type="string">
            <text:p>Poland, 67-200, Głogów, ul. Garncarska 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EMIR T.S.H.MIROSŁAW PAWLUK</text:p>
          </table:table-cell>
          <table:table-cell table:style-name="ce2" office:value-type="string" calcext:value-type="string">
            <text:p>Poland, 67-300, SZPROTAWA, UL. KONOPNICKIEJ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OX PROJECT Robert Maksymienko</text:p>
          </table:table-cell>
          <table:table-cell table:style-name="ce2" office:value-type="string" calcext:value-type="string">
            <text:p>Poland, 68-200, Żary, Chrobrego 21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OG Julita Konopacka</text:p>
          </table:table-cell>
          <table:table-cell table:style-name="ce2" office:value-type="string" calcext:value-type="string">
            <text:p>Poland, 69-100, Slubice, Al. Niepodleglości 5A /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rpack Polska Sp. z o.o.</text:p>
          </table:table-cell>
          <table:table-cell table:style-name="ce2" office:value-type="string" calcext:value-type="string">
            <text:p>Poland, 69-100, Słubice, Os. Przemysłowe 10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ST S.C. Kamil Płaczkowski, Igor Samsonowicz</text:p>
          </table:table-cell>
          <table:table-cell table:style-name="ce2" office:value-type="string" calcext:value-type="string">
            <text:p>Poland, 69-100, Słubice, Osiedle Świerkowe 7B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EONE Logistics s.c.</text:p>
          </table:table-cell>
          <table:table-cell table:style-name="ce2" office:value-type="string" calcext:value-type="string">
            <text:p>Poland, 69-100, Slubice, Plac Przyaźni 28 ,3 piętr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-POL Mariusz Karaban</text:p>
          </table:table-cell>
          <table:table-cell table:style-name="ce2" office:value-type="string" calcext:value-type="string">
            <text:p>Poland, 69-108, Cybinka, Ul. Ogrodowa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URANGA Spedition Jakub Pilczuk</text:p>
          </table:table-cell>
          <table:table-cell table:style-name="ce2" office:value-type="string" calcext:value-type="string">
            <text:p>Poland, 69-110, Kowalów, Słubicka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r-Trans Transport Spedycja Sławomir Staszewski</text:p>
          </table:table-cell>
          <table:table-cell table:style-name="ce2" office:value-type="string" calcext:value-type="string">
            <text:p>Poland, 70-825, Szczecin, ul.E.Gierczak 24-2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veral sp. z o.o. sp.k.</text:p>
          </table:table-cell>
          <table:table-cell table:style-name="ce2" office:value-type="string" calcext:value-type="string">
            <text:p>Poland, 71-256, Szczecin, Wojska Polskiego 184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Europe Marcin Andraczko</text:p>
          </table:table-cell>
          <table:table-cell table:style-name="ce2" office:value-type="string" calcext:value-type="string">
            <text:p>Poland, 75-611, Koszalin, Zwyciestwa 190/2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Ryszard Sobański</text:p>
          </table:table-cell>
          <table:table-cell table:style-name="ce2" office:value-type="string" calcext:value-type="string">
            <text:p>Poland, 76-220, GŁÓWCZYCE, ul. WIELKA WIEŚ 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UGOT KAROLINA MADEY-MIKULSKA</text:p>
          </table:table-cell>
          <table:table-cell table:style-name="ce2" office:value-type="string" calcext:value-type="string">
            <text:p>Poland, 83-112, ROKITKI, ul. KRÓTKA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Arkadiusz Drewek</text:p>
          </table:table-cell>
          <table:table-cell table:style-name="ce2" office:value-type="string" calcext:value-type="string">
            <text:p>Poland, 83-333, Chmielno, Zawory 1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LOG Sp. z o.o.</text:p>
          </table:table-cell>
          <table:table-cell table:style-name="ce2" office:value-type="string" calcext:value-type="string">
            <text:p>Poland, 83-400, Kościerzyna, Świętojańsk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s Partners Krystian Piotrowski</text:p>
          </table:table-cell>
          <table:table-cell table:style-name="ce2" office:value-type="string" calcext:value-type="string">
            <text:p>Poland, 85652, Bydgoszcz, Joachima Lelewela 28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mpia Logistic Mirosław Wojewódzki</text:p>
          </table:table-cell>
          <table:table-cell table:style-name="ce2" office:value-type="string" calcext:value-type="string">
            <text:p>Poland, 86-300, Grudziądz, Ludwika Waryńskiego 32-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-TRANS WOJCIECH GALARA</text:p>
          </table:table-cell>
          <table:table-cell table:style-name="ce2" office:value-type="string" calcext:value-type="string">
            <text:p>Poland, 86005, BIAŁE BŁOTA, BETONOW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EXPRESS KAMIL OSTROWICKI</text:p>
          </table:table-cell>
          <table:table-cell table:style-name="ce2" office:value-type="string" calcext:value-type="string">
            <text:p>Poland, 87605, TŁUCHOWO, <text:s/>ul. JASIEŃ 5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 Logistics Aleksandra Pazderska</text:p>
          </table:table-cell>
          <table:table-cell table:style-name="ce2" office:value-type="string" calcext:value-type="string">
            <text:p>Poland, 89-100, Nakło nad Notecią, ul. Gimnazjalna 4, I p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HENIX Sp.z.o.o</text:p>
          </table:table-cell>
          <table:table-cell table:style-name="ce2" office:value-type="string" calcext:value-type="string">
            <text:p>Poland, 89-400, Sępólno Krajeńskie, ul. Tadeusza Kościuszki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ster TSL sp. z o.o. sp. k.</text:p>
          </table:table-cell>
          <table:table-cell table:style-name="ce2" office:value-type="string" calcext:value-type="string">
            <text:p>Poland, 90-613, Łódź, Gdańsk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henus Logistics S.A.</text:p>
          </table:table-cell>
          <table:table-cell table:style-name="ce2" office:value-type="string" calcext:value-type="string">
            <text:p>Poland, 91-222, Łódź, Św. Teresy od Dzieciątka Jezus 10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N LOGISTICS SP ZOO SPÓŁKA KOMANDYTOWA</text:p>
          </table:table-cell>
          <table:table-cell table:style-name="ce2" office:value-type="string" calcext:value-type="string">
            <text:p>Poland, 91-425, Łódź , Północna 59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OMIQ TOMASZ MORAWSKI</text:p>
          </table:table-cell>
          <table:table-cell table:style-name="ce2" office:value-type="string" calcext:value-type="string">
            <text:p>Poland, 95-200, Pabianice, Gen.Wł. Sikorskiego 42/4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is PL Sp. z o.o.</text:p>
          </table:table-cell>
          <table:table-cell table:style-name="ce2" office:value-type="string" calcext:value-type="string">
            <text:p>Poland, 95010, Stryków, Sosnowiec-Pieńki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RIAL WYNAJEM Sp. z o.o.</text:p>
          </table:table-cell>
          <table:table-cell table:style-name="ce2" office:value-type="string" calcext:value-type="string">
            <text:p>Poland, 96-200, Rawa Mazowiecka, Ul. Katowicka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T Logistics Group LTD</text:p>
          </table:table-cell>
          <table:table-cell table:style-name="ce2" office:value-type="string" calcext:value-type="string">
            <text:p>Poland, 97-200, Tomaszów Maz., ul. Wiejska 36/3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.H.ISMENA ROBERT WRZESIEŃ</text:p>
          </table:table-cell>
          <table:table-cell table:style-name="ce2" office:value-type="string" calcext:value-type="string">
            <text:p>Poland, 97-200, Tomaszów Mazowiecki, Parkowa 48/5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rupa Transportowa Sp. z o.o.</text:p>
          </table:table-cell>
          <table:table-cell table:style-name="ce2" office:value-type="string" calcext:value-type="string">
            <text:p>Poland, 97-300, Piotrków Trybunalski, ul. Łódzka 30 A,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.G. LOGISTIC ANNA GARUS</text:p>
          </table:table-cell>
          <table:table-cell table:style-name="ce2" office:value-type="string" calcext:value-type="string">
            <text:p>Poland, 98-220, <text:s/>Zduńska Wola, Akacjow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MANAGEMENT SP. Z O.O.</text:p>
          </table:table-cell>
          <table:table-cell table:style-name="ce2" office:value-type="string" calcext:value-type="string">
            <text:p>Poland, 98-220, ZDUŃSKA WOLA, WOL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 SPERTUSIAK Sp. z.o.o.</text:p>
          </table:table-cell>
          <table:table-cell table:style-name="ce2" office:value-type="string" calcext:value-type="string">
            <text:p>Poland, 98-235, Błaszki, ul. Kal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TRANS Sylwester Marciniak</text:p>
          </table:table-cell>
          <table:table-cell table:style-name="ce2" office:value-type="string" calcext:value-type="string">
            <text:p>Poland, PL5950, Złotoryja, Magnoli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International Srl</text:p>
          </table:table-cell>
          <table:table-cell table:style-name="ce2" office:value-type="string" calcext:value-type="string">
            <text:p>Romania, 550052, Sibiu, Şos. Alba Iulia 1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FOLG s.r.o. <text:s/></text:p>
          </table:table-cell>
          <table:table-cell table:style-name="ce2" office:value-type="string" calcext:value-type="string">
            <text:p>Slovakia, 071 01, Michalovce, Továrenská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GACY s.r.o.</text:p>
          </table:table-cell>
          <table:table-cell table:style-name="ce2" office:value-type="string" calcext:value-type="string">
            <text:p>Slovakia, 07101, Michalovce, Kpt. Nálepku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VMATIC EU s.r.o.</text:p>
          </table:table-cell>
          <table:table-cell table:style-name="ce2" office:value-type="string" calcext:value-type="string">
            <text:p>Slovakia, 07101, MICHALOVCE, LASTOMIRSKA 835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XSTAR, s.r.o.</text:p>
          </table:table-cell>
          <table:table-cell table:style-name="ce2" office:value-type="string" calcext:value-type="string">
            <text:p>Slovakia, 075 01, Trebisov, Sladkovicov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Yucatan Transport s.r.o.</text:p>
          </table:table-cell>
          <table:table-cell table:style-name="ce2" office:value-type="string" calcext:value-type="string">
            <text:p>Slovakia, 07615, Veľaty, Staničná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P TRANSPORT <text:s/>d.o.o.</text:p>
          </table:table-cell>
          <table:table-cell table:style-name="ce2" office:value-type="string" calcext:value-type="string">
            <text:p>Slovenia, 4220 , Škofja Loka, Kidričeva cesta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STANT LINK, S.R.L.</text:p>
          </table:table-cell>
          <table:table-cell table:style-name="ce2" office:value-type="string" calcext:value-type="string">
            <text:p>Spain, 46138, RAFELBUNYOL (VALENCI, Calle Germanells, 39</text:p>
          </table:table-cell>
          <table:table-cell table:number-columns-repeated="62"/>
        </table:table-row>
        <table:table-row table:style-name="ro2">
          <table:table-cell table:style-name="ce2"/>
          <table:table-cell table:style-name="ce2" office:value-type="string" calcext:value-type="string">
            <text:p>Юр адрес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ЧП «ТрансэймСпедишн»</text:p>
          </table:table-cell>
          <table:table-cell table:style-name="ce2" office:value-type="string" calcext:value-type="string">
            <text:p>Belarus, 225032, Брест, улица 40 лет Победы, д. 1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RACHT FWO AG</text:p>
          </table:table-cell>
          <table:table-cell table:style-name="ce2" office:value-type="string" calcext:value-type="string">
            <text:p>Deutschland, <text:s/>90451, Nürnberg-Hafen, Rotterdamer Straße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AN gmbH</text:p>
          </table:table-cell>
          <table:table-cell table:style-name="ce2" office:value-type="string" calcext:value-type="string">
            <text:p>Deutschland, 08132, Mulsen, Ausenring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kotrans GmbH</text:p>
          </table:table-cell>
          <table:table-cell table:style-name="ce2" office:value-type="string" calcext:value-type="string">
            <text:p>Deutschland, 10719, Berlin, Kurfürstendamm 2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ipmend GmbH</text:p>
          </table:table-cell>
          <table:table-cell table:style-name="ce2" office:value-type="string" calcext:value-type="string">
            <text:p>Deutschland, 20457, Hamburg, Große Reichenstraße 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E. Noerpel GmbH</text:p>
          </table:table-cell>
          <table:table-cell table:style-name="ce2" office:value-type="string" calcext:value-type="string">
            <text:p>Deutschland, 22113, Hamburg, Werner-Siemens-Str. 13-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GO Express Kurierdienst</text:p>
          </table:table-cell>
          <table:table-cell table:style-name="ce2" office:value-type="string" calcext:value-type="string">
            <text:p>Deutschland, 22149, Hamburg, Rahlstedter Str. 1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30559, Hannover, Owiedenfeldstr.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ime Express Logistik GmbH</text:p>
          </table:table-cell>
          <table:table-cell table:style-name="ce2" office:value-type="string" calcext:value-type="string">
            <text:p>Deutschland, 30916, Isernhagen, Am Kirchhorster See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-Logistik GmbH</text:p>
          </table:table-cell>
          <table:table-cell table:style-name="ce2" office:value-type="string" calcext:value-type="string">
            <text:p>Deutschland, 34277, Fuldabrück, An den Lindenbäumen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ö Sped GmbH</text:p>
          </table:table-cell>
          <table:table-cell table:style-name="ce2" office:value-type="string" calcext:value-type="string">
            <text:p>Deutschland, 37079, <text:s/>Göttingen, Robert-Bosch-Breite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. Hovanec Internationale Transporte GmbH</text:p>
          </table:table-cell>
          <table:table-cell table:style-name="ce2" office:value-type="string" calcext:value-type="string">
            <text:p>Deutschland, 42719, Solingen , Focher Str. 7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nationale Spedition Thomas Pfeiffer</text:p>
          </table:table-cell>
          <table:table-cell table:style-name="ce2" office:value-type="string" calcext:value-type="string">
            <text:p>Deutschland, 42855, Remscheid, Steinberger Str. 17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ti-Run GmbH</text:p>
          </table:table-cell>
          <table:table-cell table:style-name="ce2" office:value-type="string" calcext:value-type="string">
            <text:p>Deutschland, 44577, Castrop-Rauxel, Deininghauser Weg 70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EXAD gmbH</text:p>
          </table:table-cell>
          <table:table-cell table:style-name="ce2" office:value-type="string" calcext:value-type="string">
            <text:p>Deutschland, 53757, Sankt-August, Kolnstrase 2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iktor Pfeifer Transporte</text:p>
          </table:table-cell>
          <table:table-cell table:style-name="ce2" office:value-type="string" calcext:value-type="string">
            <text:p>Deutschland, 58540, Meinerzhagen, Mozartstr.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DAN GMBH</text:p>
          </table:table-cell>
          <table:table-cell table:style-name="ce2" office:value-type="string" calcext:value-type="string">
            <text:p>Deutschland, 68309, MANNHEIM, EDISONSTR.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70794, Filderstadt-Bonlanden, Hornbergstrasse 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b Transporte GmbH</text:p>
          </table:table-cell>
          <table:table-cell table:style-name="ce2" office:value-type="string" calcext:value-type="string">
            <text:p>Deutschland, 71665, Vaihingen/Enz, Planckstraße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e Fischer</text:p>
          </table:table-cell>
          <table:table-cell table:style-name="ce2" office:value-type="string" calcext:value-type="string">
            <text:p>Deutschland, 72820, Sonnenbühl, Schulplatz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g Express Logistik GmbH</text:p>
          </table:table-cell>
          <table:table-cell table:style-name="ce2" office:value-type="string" calcext:value-type="string">
            <text:p>Deutschland, 73037, Göppingen, Zillenhardtstr.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gm express logistik GmbH</text:p>
          </table:table-cell>
          <table:table-cell table:style-name="ce2" office:value-type="string" calcext:value-type="string">
            <text:p>Deutschland, 74321, Bietigheim-Bissingen, Stuttgarter Straße 5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urierservice Schnelltransporte Karl Reith, Inhaber Silvia Reith</text:p>
          </table:table-cell>
          <table:table-cell table:style-name="ce2" office:value-type="string" calcext:value-type="string">
            <text:p>Deutschland, 77978, Schuttertal, Hallen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E.TS GmbH</text:p>
          </table:table-cell>
          <table:table-cell table:style-name="ce2" office:value-type="string" calcext:value-type="string">
            <text:p>Deutschland, 80335, München, Thorwaldsen Straße 15-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LK GmbH Gaida Logistik Kompetenz</text:p>
          </table:table-cell>
          <table:table-cell table:style-name="ce2" office:value-type="string" calcext:value-type="string">
            <text:p>Deutschland, 8306, Raubling, Prinzregentenstraße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GmbH</text:p>
          </table:table-cell>
          <table:table-cell table:style-name="ce2" office:value-type="string" calcext:value-type="string">
            <text:p>Deutschland, 86165, Augsburg, Brixener Straße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86167, Augsburg, Buergermeister-Wegele-Strasse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Exx Augsburg GmbH</text:p>
          </table:table-cell>
          <table:table-cell table:style-name="ce2" office:value-type="string" calcext:value-type="string">
            <text:p>Deutschland, 86356, Neusäß, Trentiner Ring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R Int. Transport u. Logistikservice</text:p>
          </table:table-cell>
          <table:table-cell table:style-name="ce2" office:value-type="string" calcext:value-type="string">
            <text:p>Deutschland, 86381, Krumbach, Babenhauser Str.9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offmann Xpress GmbH</text:p>
          </table:table-cell>
          <table:table-cell table:style-name="ce2" office:value-type="string" calcext:value-type="string">
            <text:p>Deutschland, 90763, Fürth, Schwabacherstrasse 3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T Logistics Group LTD</text:p>
          </table:table-cell>
          <table:table-cell table:style-name="ce2" office:value-type="string" calcext:value-type="string">
            <text:p>Great Britain, GBW1W7LT, London, 85 Great Portland Street,First Floor,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92 LTD</text:p>
          </table:table-cell>
          <table:table-cell table:style-name="ce2" office:value-type="string" calcext:value-type="string">
            <text:p>Great Britain, TW8 9DW, Brentford, Office 322, 1000 Great West Road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DXpress Ltd</text:p>
          </table:table-cell>
          <table:table-cell table:style-name="ce2" office:value-type="string" calcext:value-type="string">
            <text:p>Great Britain, WS14 0NW, Lichfield, Station House, Station Road, Shens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cin Rachanski T/a Kurier na Wyspy</text:p>
          </table:table-cell>
          <table:table-cell table:style-name="ce2" office:value-type="string" calcext:value-type="string">
            <text:p>Ireland, E91V2C3, Kilsheelan, Co. Tipperary, 34 Brook Driv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H. Robinson Europe BV</text:p>
          </table:table-cell>
          <table:table-cell table:style-name="ce2" office:value-type="string" calcext:value-type="string">
            <text:p>Netherlands, 1043, <text:s/>EJ Amsterdam - The Netherlands, Teleportboulevard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pa Logistics Sp. z o.o. Sp.K.</text:p>
          </table:table-cell>
          <table:table-cell table:style-name="ce2" office:value-type="string" calcext:value-type="string">
            <text:p>Poland, <text:s/>62-035, KÓRNIK, WIATRACZNA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ANDI SP. Z O.O.</text:p>
          </table:table-cell>
          <table:table-cell table:style-name="ce2" office:value-type="string" calcext:value-type="string">
            <text:p>Poland, 00-695, WARSZAWA, UL. NOWOGRODZKA 50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AKUS LOGISTICS Sp. z o.o.</text:p>
          </table:table-cell>
          <table:table-cell table:style-name="ce2" office:value-type="string" calcext:value-type="string">
            <text:p>Poland, 00-807, WARSZAWA, ul. ALEJE JEROZOLIMSKIE 9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LIMI SP. Z O. O.</text:p>
          </table:table-cell>
          <table:table-cell table:style-name="ce2" office:value-type="string" calcext:value-type="string">
            <text:p>Poland, 01-613, 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LTRESPA SP. Z O.O.</text:p>
          </table:table-cell>
          <table:table-cell table:style-name="ce2" office:value-type="string" calcext:value-type="string">
            <text:p>Poland, 01-616, <text:s/>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ARSPEDOR SP. Z O. O.</text:p>
          </table:table-cell>
          <table:table-cell table:style-name="ce2" office:value-type="string" calcext:value-type="string">
            <text:p>Poland, 01-618, Warszawa,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SPEDA SP. Z O.O</text:p>
          </table:table-cell>
          <table:table-cell table:style-name="ce2" office:value-type="string" calcext:value-type="string">
            <text:p>Poland, 01-618, Warszawa, ul.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ESPON SP.Z O.O.</text:p>
          </table:table-cell>
          <table:table-cell table:style-name="ce2" office:value-type="string" calcext:value-type="string">
            <text:p>Poland, 01-618, Warszawa, ul.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om Services Transports Sp z.o.o</text:p>
          </table:table-cell>
          <table:table-cell table:style-name="ce2" office:value-type="string" calcext:value-type="string">
            <text:p>Poland, 02-092, WARSZAWA, ZWIRKI I WIGURY 16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henus Logistics S.A.</text:p>
          </table:table-cell>
          <table:table-cell table:style-name="ce2" office:value-type="string" calcext:value-type="string">
            <text:p>Poland, 02-595, Warszawa, Ul. Puławska 9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LOGIS POLAND SP. Z O.O.</text:p>
          </table:table-cell>
          <table:table-cell table:style-name="ce2" office:value-type="string" calcext:value-type="string">
            <text:p>Poland, 02-952, Warszawa, ul. Wiertnicza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pido Express sp. z o.o. sp. k.</text:p>
          </table:table-cell>
          <table:table-cell table:style-name="ce2" office:value-type="string" calcext:value-type="string">
            <text:p>Poland, 03-310, Warszawa, ul. Staniewicka 14 lok. 30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ONTRANS Sp. z o.o.</text:p>
          </table:table-cell>
          <table:table-cell table:style-name="ce2" office:value-type="string" calcext:value-type="string">
            <text:p>Poland, 04-051, Warszawa, ul. Poligonowa 10/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QUART LOG SP. Z O.O.</text:p>
          </table:table-cell>
          <table:table-cell table:style-name="ce2" office:value-type="string" calcext:value-type="string">
            <text:p>Poland, 04-695, Warszawa, Kwidzynska 48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-House Poland Sp z o.o.</text:p>
          </table:table-cell>
          <table:table-cell table:style-name="ce2" office:value-type="string" calcext:value-type="string">
            <text:p>Poland, 05270, Marki, ul.Bandurskiego 54 F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fast</text:p>
          </table:table-cell>
          <table:table-cell table:style-name="ce2" office:value-type="string" calcext:value-type="string">
            <text:p>Poland, 08-110, Siedlce, ul. Świętojańs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LP SP. Z O.O.</text:p>
          </table:table-cell>
          <table:table-cell table:style-name="ce2" office:value-type="string" calcext:value-type="string">
            <text:p>Poland, 09-400, PŁOCK, REMBIELIŃSKIEGO 10A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CCO SP. Z O.O.</text:p>
          </table:table-cell>
          <table:table-cell table:style-name="ce2" office:value-type="string" calcext:value-type="string">
            <text:p>Poland, 15-396, BIAŁYSTOK, UL. M. KOPERNIKA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ZATKOWSKY TRANSPORT &amp; SERVICE TOMASZ RZATKOWSKI</text:p>
          </table:table-cell>
          <table:table-cell table:style-name="ce2" office:value-type="string" calcext:value-type="string">
            <text:p>Poland, 16-400, SUWAŁKI, ENERGETYCZNA 1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KERAJ LOGISTICS JAROSŁAW KIŚLAK</text:p>
          </table:table-cell>
          <table:table-cell table:style-name="ce2" office:value-type="string" calcext:value-type="string">
            <text:p>Poland, 17-200, Hajnówka, ul. 3 Maja 4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QBS SP. Z O. O. SP. K.</text:p>
          </table:table-cell>
          <table:table-cell table:style-name="ce2" office:value-type="string" calcext:value-type="string">
            <text:p>Poland, 20-445, LUBLIN, ul. ZEMBORZYCKA 53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KOM POLSKA SP. Z O. O.</text:p>
          </table:table-cell>
          <table:table-cell table:style-name="ce2" office:value-type="string" calcext:value-type="string">
            <text:p>Poland, 21-500, BIAŁA PODLASKA, AL. SOLIDARNOŚCI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O LOGIS SP. Z O. O. SP.K.</text:p>
          </table:table-cell>
          <table:table-cell table:style-name="ce2" office:value-type="string" calcext:value-type="string">
            <text:p>Poland, 21-500, BIAŁA PODLASKA, UL. Janowska 6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P LOGISTIC Jacek Pytka</text:p>
          </table:table-cell>
          <table:table-cell table:style-name="ce2" office:value-type="string" calcext:value-type="string">
            <text:p>Poland, 21-500, Biała Podlaska, ul. Mikołaja Kopernika, nr 12, lok. 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SPED Drzewosz Katarzyna,Chotyłów</text:p>
          </table:table-cell>
          <table:table-cell table:style-name="ce2" office:value-type="string" calcext:value-type="string">
            <text:p>Poland, 21-530, Piszczac, ul Piszczac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M Express Marcin Michałek</text:p>
          </table:table-cell>
          <table:table-cell table:style-name="ce2" office:value-type="string" calcext:value-type="string">
            <text:p>Poland, 23-300, Janów Lubelski, Partyzantów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ERKAT S.C. Marcin Gładysz, Grzegorz Gładysz,Paweł Kwaśniewski</text:p>
          </table:table-cell>
          <table:table-cell table:style-name="ce2" office:value-type="string" calcext:value-type="string">
            <text:p>Poland, 26-600, RADOM, Ul. Przemysł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UMAZTRANS BLACK KANGA</text:p>
          </table:table-cell>
          <table:table-cell table:style-name="ce2" office:value-type="string" calcext:value-type="string">
            <text:p>Poland, 30-001, KRAKOW,, UL. POLNA 4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 SPED LOGISTIC SP. Z O.O.</text:p>
          </table:table-cell>
          <table:table-cell table:style-name="ce2" office:value-type="string" calcext:value-type="string">
            <text:p>Poland, 30-698 , Kraków, ul. Jeździecka 1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ute4U Sp.z o.o. sp.k.</text:p>
          </table:table-cell>
          <table:table-cell table:style-name="ce2" office:value-type="string" calcext:value-type="string">
            <text:p>Poland, 30504, Kraków, Kalwaryjska 69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gda-Trans Sp. z o.o. sp.k.</text:p>
          </table:table-cell>
          <table:table-cell table:style-name="ce2" office:value-type="string" calcext:value-type="string">
            <text:p>Poland, 31-553 , Kraków, ul.Cystersów 13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dosław Pazera RAAN transport&amp;spedition</text:p>
          </table:table-cell>
          <table:table-cell table:style-name="ce2" office:value-type="string" calcext:value-type="string">
            <text:p>Poland, 31-807, Kraków, Os. J. Strusia 4 m.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łgorzata Handzel FIRMA TRANSPORTOWO-USŁUGOWA "EURO-TRANS"</text:p>
          </table:table-cell>
          <table:table-cell table:style-name="ce2" office:value-type="string" calcext:value-type="string">
            <text:p>Poland, 32-050 , Skawina, ul. Stanisława Wyspiańskiego 7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ASTER WAY CYGAN JANUSZ</text:p>
          </table:table-cell>
          <table:table-cell table:style-name="ce2" office:value-type="string" calcext:value-type="string">
            <text:p>Poland, 32-050, SKAWINA, UL. WESOŁA 9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HU CAR MAX ANDRZEJ OKRAJNI</text:p>
          </table:table-cell>
          <table:table-cell table:style-name="ce2" office:value-type="string" calcext:value-type="string">
            <text:p>Poland, 32-086, WĘGRZCE, ul. Ulica C6 nr.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 – Trans Logistics Sp.z o.o. Sp.K</text:p>
          </table:table-cell>
          <table:table-cell table:style-name="ce2" office:value-type="string" calcext:value-type="string">
            <text:p>Poland, 32-329, Bolesław, Krzykawka, ul. Podgórsk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dro Logistics Sp. z O. O, Sp. K.</text:p>
          </table:table-cell>
          <table:table-cell table:style-name="ce2" office:value-type="string" calcext:value-type="string">
            <text:p>Poland, 32-500, Chrzanów, Pogorzyce, ul. Piaszczysta 7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IS TRANS LUKASZ TOCICKI</text:p>
          </table:table-cell>
          <table:table-cell table:style-name="ce2" office:value-type="string" calcext:value-type="string">
            <text:p>Poland, 32-660, <text:s/>Chelmek, Wojska polskiego 6/5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NE DELIVERIES SP. Z O.O. SP. K.</text:p>
          </table:table-cell>
          <table:table-cell table:style-name="ce2" office:value-type="string" calcext:value-type="string">
            <text:p>Poland, 34-120, Andrychów, BATOREGO 3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inity Logistics Sp. z o.o.</text:p>
          </table:table-cell>
          <table:table-cell table:style-name="ce2" office:value-type="string" calcext:value-type="string">
            <text:p>Poland, 35-103, Rzeszów,, ul.Hanasiewicz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K TRANS SP. Z O.O.</text:p>
          </table:table-cell>
          <table:table-cell table:style-name="ce2" office:value-type="string" calcext:value-type="string">
            <text:p>Poland, 35-114, Rzeszów, Wita Stwosza 19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.U.P PAMA MAŚLANIEC ADAM</text:p>
          </table:table-cell>
          <table:table-cell table:style-name="ce2" office:value-type="string" calcext:value-type="string">
            <text:p>Poland, 35-205, Rzeszów, Zwierzyniecka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B Logistics Sp. z o.o. Sp.k.</text:p>
          </table:table-cell>
          <table:table-cell table:style-name="ce2" office:value-type="string" calcext:value-type="string">
            <text:p>Poland, 35-311, Rzeszów, Eugeniusza Kwiatkowskiego 1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-MAR-TRANS Marta Maślaniec,</text:p>
          </table:table-cell>
          <table:table-cell table:style-name="ce2" office:value-type="string" calcext:value-type="string">
            <text:p>Poland, 35-506, Rzeszów, ul. Krakowska 72 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trego S.A.</text:p>
          </table:table-cell>
          <table:table-cell table:style-name="ce2" office:value-type="string" calcext:value-type="string">
            <text:p>Poland, 36-072, Świlcza, Świlcza 146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ombotrans Sp. z o.o.</text:p>
          </table:table-cell>
          <table:table-cell table:style-name="ce2" office:value-type="string" calcext:value-type="string">
            <text:p>Poland, 37-123, Handzlówka , Handzlówka 36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ALTECO Sp. z o.o.</text:p>
          </table:table-cell>
          <table:table-cell table:style-name="ce2" office:value-type="string" calcext:value-type="string">
            <text:p>Poland, 37-700, Przemyśl, Goszczyńskiego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Jantoś - Jakub Drapiewski</text:p>
          </table:table-cell>
          <table:table-cell table:style-name="ce2" office:value-type="string" calcext:value-type="string">
            <text:p>Poland, 38-400, Krosno, ul. Bursaki 6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tiva Solutions Sp. z o.o.</text:p>
          </table:table-cell>
          <table:table-cell table:style-name="ce2" office:value-type="string" calcext:value-type="string">
            <text:p>Poland, 40-507, Katowice, Francuska 18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S-FBG S.A. P119</text:p>
          </table:table-cell>
          <table:table-cell table:style-name="ce2" office:value-type="string" calcext:value-type="string">
            <text:p>Poland, 40-706, KATOWICE, UL. KOLEJOWA 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Motion Daria Jabłońska</text:p>
          </table:table-cell>
          <table:table-cell table:style-name="ce2" office:value-type="string" calcext:value-type="string">
            <text:p>Poland, 41-412, Mysłowice, ks. kard. Hlonda 12a/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AND TSL SP. Z O.O. SP. K.</text:p>
          </table:table-cell>
          <table:table-cell table:style-name="ce2" office:value-type="string" calcext:value-type="string">
            <text:p>Poland, 41-503, CHORZÓW, Bytkowsk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NE WAY Transport Bartłomiej Pierończyk</text:p>
          </table:table-cell>
          <table:table-cell table:style-name="ce2" office:value-type="string" calcext:value-type="string">
            <text:p>Poland, 41-608, Świętochłowice, pl. Tadeusza Zawadzkiego 3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 Spedycja Maja Matuszczyk Iga Świeboda s.j.</text:p>
          </table:table-cell>
          <table:table-cell table:style-name="ce2" office:value-type="string" calcext:value-type="string">
            <text:p>Poland, 42-200, Częstochowa, ul.Dębow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GNAR LOGISTICS Sp. z o.o.</text:p>
          </table:table-cell>
          <table:table-cell table:style-name="ce2" office:value-type="string" calcext:value-type="string">
            <text:p>Poland, 42-218 , Częstochowa, Łódzka 208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ABI WITOLD WOJCIECHOWICZ</text:p>
          </table:table-cell>
          <table:table-cell table:style-name="ce2" office:value-type="string" calcext:value-type="string">
            <text:p>Poland, 42-350, KOZIEGŁOWY, ZAMKOWA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&amp;T Logistic Tomasz Matuszak</text:p>
          </table:table-cell>
          <table:table-cell table:style-name="ce2" office:value-type="string" calcext:value-type="string">
            <text:p>Poland, 43-100, Tychy, Czysta 19/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MP TRASPORTI SPÓŁKA Z OGRANICZONĄ ODPOWIEDZIALNOŚCIĄ SPÓŁKA KOMANDYTOWA</text:p>
          </table:table-cell>
          <table:table-cell table:style-name="ce2" office:value-type="string" calcext:value-type="string">
            <text:p>Poland, 43300, <text:s/>BIELSKO-BIAŁA, ul. K. BRODZIŃSKIEGO 12A/2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Truckline sp. z o.o. Opole sp. k.</text:p>
          </table:table-cell>
          <table:table-cell table:style-name="ce2" office:value-type="string" calcext:value-type="string">
            <text:p>Poland, 45-839, Opole, ul. Technologiczna 2B, pokój 1.0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K.EXPRESS</text:p>
          </table:table-cell>
          <table:table-cell table:style-name="ce2" office:value-type="string" calcext:value-type="string">
            <text:p>Poland, 46-300, Olesno, Świercze ul. Częstochowska 7/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irosław Wilczyński</text:p>
          </table:table-cell>
          <table:table-cell table:style-name="ce2" office:value-type="string" calcext:value-type="string">
            <text:p>Poland, 46-320, Praszka, Strojec, Ul. Częstochowska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MOND s.c.</text:p>
          </table:table-cell>
          <table:table-cell table:style-name="ce2" office:value-type="string" calcext:value-type="string">
            <text:p>Poland, 49-300, Brzeg, Sukiennice 2, pok. 3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vl Trans Spółka Z O. O.</text:p>
          </table:table-cell>
          <table:table-cell table:style-name="ce2" office:value-type="string" calcext:value-type="string">
            <text:p>Poland, 50-020, Wrocław, Marsz. Józefa Piłsudskiego 74/3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DB Logistik Poland sp. z o.o.</text:p>
          </table:table-cell>
          <table:table-cell table:style-name="ce2" office:value-type="string" calcext:value-type="string">
            <text:p>Poland, 50-130, Wrocław, ul. Rzeźnicza 28-31, <text:s/>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wer-Trans Łukasz Raputa</text:p>
          </table:table-cell>
          <table:table-cell table:style-name="ce2" office:value-type="string" calcext:value-type="string">
            <text:p>Poland, 50-311, Wrocław, Elizy Orzeszkowej 41/1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press Logistic Katarzyna Mroczyk</text:p>
          </table:table-cell>
          <table:table-cell table:style-name="ce2" office:value-type="string" calcext:value-type="string">
            <text:p>Poland, 50-354, Wrocław, Mikołaja Reja 1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ir Express Poland Sp. z o.o.</text:p>
          </table:table-cell>
          <table:table-cell table:style-name="ce2" office:value-type="string" calcext:value-type="string">
            <text:p>Poland, 50-428, Wrocław, ul. Krakowska 141-1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JG SERWIS SP. Z O.O. SP.K.</text:p>
          </table:table-cell>
          <table:table-cell table:style-name="ce2" office:value-type="string" calcext:value-type="string">
            <text:p>Poland, 51-416, WROCŁAW, KOŚCIERZYŃSK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TM LOGISTICS Marcin Śliwiński</text:p>
          </table:table-cell>
          <table:table-cell table:style-name="ce2" office:value-type="string" calcext:value-type="string">
            <text:p>Poland, 53-021, Wrocław, ul. Korfantego 30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 SOLUTIONS GROUP SP. Z O.O.</text:p>
          </table:table-cell>
          <table:table-cell table:style-name="ce2" office:value-type="string" calcext:value-type="string">
            <text:p>Poland, 53-203, Wrocław, Aleja gen. Hallera 192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un Transport Sp. z o.o.</text:p>
          </table:table-cell>
          <table:table-cell table:style-name="ce2" office:value-type="string" calcext:value-type="string">
            <text:p>Poland, 53-608, Wrocław, Robotnicza 5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ERAJ Jarosław Martyka</text:p>
          </table:table-cell>
          <table:table-cell table:style-name="ce2" office:value-type="string" calcext:value-type="string">
            <text:p>Poland, 54-025, Wrocław, ul. Stroma 2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L TRANSPORT Sp. z o.o.</text:p>
          </table:table-cell>
          <table:table-cell table:style-name="ce2" office:value-type="string" calcext:value-type="string">
            <text:p>Poland, 54-424, Wrocław, ul. Muchoborsk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RUSAR sp. z o.o.sp. k.</text:p>
          </table:table-cell>
          <table:table-cell table:style-name="ce2" office:value-type="string" calcext:value-type="string">
            <text:p>Poland, 54-530, Wrocław, Rdest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EN S.C Elwira Muszyńska, Malwina Muszyńska</text:p>
          </table:table-cell>
          <table:table-cell table:style-name="ce2" office:value-type="string" calcext:value-type="string">
            <text:p>Poland, 55-093, KIEŁCZÓW, UL.WILCZYCK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Ni Ronald ZAJĄC Spedycja &amp; Transport</text:p>
          </table:table-cell>
          <table:table-cell table:style-name="ce2" office:value-type="string" calcext:value-type="string">
            <text:p>Poland, 55-120, URAZ, ul. Słoneczna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ĘBICKI SP. Z O. O. SP. K.</text:p>
          </table:table-cell>
          <table:table-cell table:style-name="ce2" office:value-type="string" calcext:value-type="string">
            <text:p>Poland, 55-300, ŚRODA ŚLĄSKA, ul. KOMORNIKI UL.STREF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-trans Krzysztof Piasecki</text:p>
          </table:table-cell>
          <table:table-cell table:style-name="ce2" office:value-type="string" calcext:value-type="string">
            <text:p>Poland, 56-400, Oleśnica, Ul. Dębowa 3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-MAR-LOG Dominik Marek</text:p>
          </table:table-cell>
          <table:table-cell table:style-name="ce2" office:value-type="string" calcext:value-type="string">
            <text:p>Poland, 57-530, Międzylesie, Plac Wolności 15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GOPAK Sp. z o.o. Sp. K.</text:p>
          </table:table-cell>
          <table:table-cell table:style-name="ce2" office:value-type="string" calcext:value-type="string">
            <text:p>Poland, 58-100, Świdnica, ul. Bystrzycka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igner Tomasz Niemiec</text:p>
          </table:table-cell>
          <table:table-cell table:style-name="ce2" office:value-type="string" calcext:value-type="string">
            <text:p>Poland, 58-200, Dzierżoniów, Radiowców 2/5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LCON LOGISTICS SP. Z O.O.</text:p>
          </table:table-cell>
          <table:table-cell table:style-name="ce2" office:value-type="string" calcext:value-type="string">
            <text:p>Poland, 58-200, DZIERZONIÓW, UL .BATALIONÓW CHŁOPSKICH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QUEEN-TRANS Kamil Siemieniako</text:p>
          </table:table-cell>
          <table:table-cell table:style-name="ce2" office:value-type="string" calcext:value-type="string">
            <text:p>Poland, 58-512, Stara Kamienica, ul. Stara Kamienica 2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lena Bogatowa</text:p>
          </table:table-cell>
          <table:table-cell table:style-name="ce2" office:value-type="string" calcext:value-type="string">
            <text:p>Poland, 59-300, Lubin, Legnicka 9 m.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MP TRANS MARCIN PITERA</text:p>
          </table:table-cell>
          <table:table-cell table:style-name="ce2" office:value-type="string" calcext:value-type="string">
            <text:p>Poland, 59-524, PIELGRZYMKA, NOWA WIEŚ GRODZISKA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BUDIAK Karolina Anioł</text:p>
          </table:table-cell>
          <table:table-cell table:style-name="ce2" office:value-type="string" calcext:value-type="string">
            <text:p>Poland, 59-700, Bolesławiec, ul. Garncarska 1B\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go Worldwide Sp. z o.o. Sp. K.</text:p>
          </table:table-cell>
          <table:table-cell table:style-name="ce2" office:value-type="string" calcext:value-type="string">
            <text:p>Poland, 60-161, Poznań, Mrągow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rozd Transport-Spedycja-Logistyka Łukasz Drozd</text:p>
          </table:table-cell>
          <table:table-cell table:style-name="ce2" office:value-type="string" calcext:value-type="string">
            <text:p>Poland, 60-576, Poznań, Dąbrowskiego 92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TSL GROUP SP. Z O.O.</text:p>
          </table:table-cell>
          <table:table-cell table:style-name="ce2" office:value-type="string" calcext:value-type="string">
            <text:p>Poland, 60-702, POZNAN, ul. GLOGOWSKA 31/3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ogistic Tomasz Sawicki</text:p>
          </table:table-cell>
          <table:table-cell table:style-name="ce2" office:value-type="string" calcext:value-type="string">
            <text:p>Poland, 61-028, Poznań, Warszawska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-Buss Sp. z O. O. Sp.K.</text:p>
          </table:table-cell>
          <table:table-cell table:style-name="ce2" office:value-type="string" calcext:value-type="string">
            <text:p>Poland, 61-058, Poznań, Sośnick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S LOGISTIC GROUP</text:p>
          </table:table-cell>
          <table:table-cell table:style-name="ce2" office:value-type="string" calcext:value-type="string">
            <text:p>Poland, 61-751, Poznań, UL. Bóżnicza 15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orldtrans sp.z.o.o</text:p>
          </table:table-cell>
          <table:table-cell table:style-name="ce2" office:value-type="string" calcext:value-type="string">
            <text:p>Poland, 62-002, Suchy Las, ul. Złota 23 , Złotkow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asy Pro Logistik Sp. z o.o.</text:p>
          </table:table-cell>
          <table:table-cell table:style-name="ce2" office:value-type="string" calcext:value-type="string">
            <text:p>Poland, 62-006, JANIKOWO, LEŚNA 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5 SP. Z O.O. SP.K.</text:p>
          </table:table-cell>
          <table:table-cell table:style-name="ce2" office:value-type="string" calcext:value-type="string">
            <text:p>Poland, 62-052, GŁUCHOWO, SŁONECZNA 1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.P.K.Trans Damian Ryglewski</text:p>
          </table:table-cell>
          <table:table-cell table:style-name="ce2" office:value-type="string" calcext:value-type="string">
            <text:p>Poland, 62-320, Miloslaw, Palczynska 10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VIL Małgorzata Zborowska-Pisznot</text:p>
          </table:table-cell>
          <table:table-cell table:style-name="ce2" office:value-type="string" calcext:value-type="string">
            <text:p>Poland, 62-600, Koło, Powiercie, Jaśm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-Trans Tomasz Michalak</text:p>
          </table:table-cell>
          <table:table-cell table:style-name="ce2" office:value-type="string" calcext:value-type="string">
            <text:p>Poland, 62-800, Kalisz, A.Kordeckiego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AG Transport &amp; Logistic Sp. z o.o. Sp.k. </text:p>
          </table:table-cell>
          <table:table-cell table:style-name="ce2" office:value-type="string" calcext:value-type="string">
            <text:p>Poland, 62-800, Kalisz, Częstochowsk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Honorata Leszczyńska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Włodzimierz Leszczyński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isped Sp. z o.o.</text:p>
          </table:table-cell>
          <table:table-cell table:style-name="ce2" office:value-type="string" calcext:value-type="string">
            <text:p>Poland, 62-800, Kalisz, Kazimierza Pułaskiego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BIZ ANNA BIZAN</text:p>
          </table:table-cell>
          <table:table-cell table:style-name="ce2" office:value-type="string" calcext:value-type="string">
            <text:p>Poland, 62-800, KALISZ, NIEDŹWIADY 16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uto Serwis Sztark Jan Sztark</text:p>
          </table:table-cell>
          <table:table-cell table:style-name="ce2" office:value-type="string" calcext:value-type="string">
            <text:p>Poland, 62-800, Kalisz, Piskorzewie 21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I TRANSPORT ACROPOL SP. Z O.O. SP. K.</text:p>
          </table:table-cell>
          <table:table-cell table:style-name="ce2" office:value-type="string" calcext:value-type="string">
            <text:p>Poland, 62-800, KALISZ, UL. CHOPINA 2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.F.C Logistic Mateusz Orczykowski</text:p>
          </table:table-cell>
          <table:table-cell table:style-name="ce2" office:value-type="string" calcext:value-type="string">
            <text:p>Poland, 62-800, Kalisz, ul. Jaśminow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RZEDSIĘBIORSTWO HANDLOWO-USŁUGOWE SIGA AGNIESZKA PAJĄK-PAWLAK</text:p>
          </table:table-cell>
          <table:table-cell table:style-name="ce2" office:value-type="string" calcext:value-type="string">
            <text:p>Poland, 62-800, Kalisz, ul. Kazimierza Pułaskiego 32-40/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E AUTO-Radomski S. J.</text:p>
          </table:table-cell>
          <table:table-cell table:style-name="ce2" office:value-type="string" calcext:value-type="string">
            <text:p>Poland, 62-800, Kalisz, Ul. Piwonick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ROS LOGISTICS SP. Z O.O.</text:p>
          </table:table-cell>
          <table:table-cell table:style-name="ce2" office:value-type="string" calcext:value-type="string">
            <text:p>Poland, 62-800, KALISZ, ul. SKARSZEWSKA 42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RY &amp; FERRY SP.Z O.O. SP.K.</text:p>
          </table:table-cell>
          <table:table-cell table:style-name="ce2" office:value-type="string" calcext:value-type="string">
            <text:p>Poland, 62-800, KALISZ, ul. ŚRÓDMIEJSKA 15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SZAKLOGISTIC JAKUB STASZAK</text:p>
          </table:table-cell>
          <table:table-cell table:style-name="ce2" office:value-type="string" calcext:value-type="string">
            <text:p>Poland, 62-800, Kalisz, Ul. Warszawska 4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MEGA LOGISTIC - DANIEL KOWALSKI</text:p>
          </table:table-cell>
          <table:table-cell table:style-name="ce2" office:value-type="string" calcext:value-type="string">
            <text:p>Poland, 62-800, KALISZ, ul. WYSOKA 12F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ia Transport Sp. z o.o.</text:p>
          </table:table-cell>
          <table:table-cell table:style-name="ce2" office:value-type="string" calcext:value-type="string">
            <text:p>Poland, 62-811, Kościelna Wieś, Spacerowa 1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-TEAM MICHAŁ JAŚKIEWICZ</text:p>
          </table:table-cell>
          <table:table-cell table:style-name="ce2" office:value-type="string" calcext:value-type="string">
            <text:p>Poland, 62-840, Koźminek, ul. Nakwasińska 3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FT LOGISTIC SP. Z O.O. SP. K.</text:p>
          </table:table-cell>
          <table:table-cell table:style-name="ce2" office:value-type="string" calcext:value-type="string">
            <text:p>Poland, 62800, KALISZ, ul. CHEŁMOŃSKIEGO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.A.M. Logistics Magdalena Scholz-Szymenderska</text:p>
          </table:table-cell>
          <table:table-cell table:style-name="ce2" office:value-type="string" calcext:value-type="string">
            <text:p>Poland, 63-000 , <text:s/>Środa Wlkp, ul. Westerplatte 32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Usługowo-Transportowa Jakub Skowroński</text:p>
          </table:table-cell>
          <table:table-cell table:style-name="ce2" office:value-type="string" calcext:value-type="string">
            <text:p>Poland, 63-140, Dolsk, Ul. Lipowa 23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ST SZYMON PAWEŁCZYK</text:p>
          </table:table-cell>
          <table:table-cell table:style-name="ce2" office:value-type="string" calcext:value-type="string">
            <text:p>Poland, 63-200, Jarocin, Radlin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NST Iwona Wojtysiak</text:p>
          </table:table-cell>
          <table:table-cell table:style-name="ce2" office:value-type="string" calcext:value-type="string">
            <text:p>Poland, 63-200, Jarocin, Żerkowska 6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ertus Logistic Marcin Czajczyk</text:p>
          </table:table-cell>
          <table:table-cell table:style-name="ce2" office:value-type="string" calcext:value-type="string">
            <text:p>Poland, 63-300, Pleszew, ul.Prus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ETROLUK SP. Z O.O.</text:p>
          </table:table-cell>
          <table:table-cell table:style-name="ce2" office:value-type="string" calcext:value-type="string">
            <text:p>Poland, 63-300, Pleszew, Wyspiańskiego 4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-AS s.c. Artur Derdas Sławomir Sokołowski</text:p>
          </table:table-cell>
          <table:table-cell table:style-name="ce2" office:value-type="string" calcext:value-type="string">
            <text:p>Poland, 63-300, Zielona Łąka, Pleszew, ul. Jagiełły 2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OCIANEX SP. Z О.O.SP.K.</text:p>
          </table:table-cell>
          <table:table-cell table:style-name="ce2" office:value-type="string" calcext:value-type="string">
            <text:p>Poland, 63-322, Karsy, Karsy 5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SPEDITION Marcin Żurek</text:p>
          </table:table-cell>
          <table:table-cell table:style-name="ce2" office:value-type="string" calcext:value-type="string">
            <text:p>Poland, 63-400, Ostrów Wielkopolski, Irysow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IT Logistik Sp. z o.o. Sp.K.</text:p>
          </table:table-cell>
          <table:table-cell table:style-name="ce2" office:value-type="string" calcext:value-type="string">
            <text:p>Poland, 63-400, Ostrów Wielkopolski, Sowińskiego 6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ANMAR Tomasz Białkowski</text:p>
          </table:table-cell>
          <table:table-cell table:style-name="ce2" office:value-type="string" calcext:value-type="string">
            <text:p>Poland, 63-400, Ostrów Wielkopolski, ul. Krańcow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nema TSL Sp. z o.o. Sp. k.</text:p>
          </table:table-cell>
          <table:table-cell table:style-name="ce2" office:value-type="string" calcext:value-type="string">
            <text:p>Poland, 63820, Piaski, Bodzewo 5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yal transport&amp;spedition sp. z o.o. Sp.K.</text:p>
          </table:table-cell>
          <table:table-cell table:style-name="ce2" office:value-type="string" calcext:value-type="string">
            <text:p>Poland, 64-100, Leszno, lipowa 4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szczyńskie Centrum Logistyczne Grześkowiak Sp.z O.О.</text:p>
          </table:table-cell>
          <table:table-cell table:style-name="ce2" office:value-type="string" calcext:value-type="string">
            <text:p>Poland, 64-100, Leszno, ul. Jana Dekan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tec Polska Sp. z o.o.</text:p>
          </table:table-cell>
          <table:table-cell table:style-name="ce2" office:value-type="string" calcext:value-type="string">
            <text:p>Poland, 64-100, Leszno, ul. Usługow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TPOL AUTO HANDEL Mateusz Polarczyk</text:p>
          </table:table-cell>
          <table:table-cell table:style-name="ce2" office:value-type="string" calcext:value-type="string">
            <text:p>Poland, 64-700, Czarnków, Roln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W Logistics Laskowski Waldemar,</text:p>
          </table:table-cell>
          <table:table-cell table:style-name="ce2" office:value-type="string" calcext:value-type="string">
            <text:p>Poland, 64-733, Drawsko., Chełst 17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Maksymilian Wieczorek</text:p>
          </table:table-cell>
          <table:table-cell table:style-name="ce2" office:value-type="string" calcext:value-type="string">
            <text:p>Poland, 65-434, Zielona Gora, ul. Morelowa 59/1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LOGISTIC GROUP SPÓŁKA Z O.O.</text:p>
          </table:table-cell>
          <table:table-cell table:style-name="ce2" office:value-type="string" calcext:value-type="string">
            <text:p>Poland, 65-735, Zielona Góra, ul. Stefana Batorego 12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WEŁ JAGIEŁŁO SHIPPING SP. Z O.O.</text:p>
          </table:table-cell>
          <table:table-cell table:style-name="ce2" office:value-type="string" calcext:value-type="string">
            <text:p>Poland, 65-950, ZIELONA GÓRA, AL. WOJSKA POLSKIEGO 25 LOK. 7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M Service Center Sp.J.</text:p>
          </table:table-cell>
          <table:table-cell table:style-name="ce2" office:value-type="string" calcext:value-type="string">
            <text:p>Poland, 66-008, RADOMIA, ul. Turkusowa 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Spedycja Bazylewicz Sp. z o.o.</text:p>
          </table:table-cell>
          <table:table-cell table:style-name="ce2" office:value-type="string" calcext:value-type="string">
            <text:p>Poland, 66-015, Zielona Góra, Przylep- Lotnicz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ONFIDENCE GROUP PIOTR ZAJDEL</text:p>
          </table:table-cell>
          <table:table-cell table:style-name="ce2" office:value-type="string" calcext:value-type="string">
            <text:p>Poland, 66-016, ZIELONA GÓRA, UL. ŁĘŻYCA-BUDOWLANYCH 1D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cpi Logistic Michał Sadkowski</text:p>
          </table:table-cell>
          <table:table-cell table:style-name="ce2" office:value-type="string" calcext:value-type="string">
            <text:p>Poland, 66-200, <text:s/>Świebodzin, Os. Widok 27d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DRA Joanna Adamska</text:p>
          </table:table-cell>
          <table:table-cell table:style-name="ce2" office:value-type="string" calcext:value-type="string">
            <text:p>Poland, 66-200, Świebodzin, Jana III Sobieskiego 31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Express Delivery Sp. z o.o.</text:p>
          </table:table-cell>
          <table:table-cell table:style-name="ce2" office:value-type="string" calcext:value-type="string">
            <text:p>Poland, 66-340, Przytoczna, ul. Akacjow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G LOGISTIC Mariusz Głogowski</text:p>
          </table:table-cell>
          <table:table-cell table:style-name="ce2" office:value-type="string" calcext:value-type="string">
            <text:p>Poland, 66-400, Gorzów Wlkp, UL. Kostrzyńska 17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MAREK ZINEK</text:p>
          </table:table-cell>
          <table:table-cell table:style-name="ce2" office:value-type="string" calcext:value-type="string">
            <text:p>Poland, 66-460, NOWINY WIELKIE, PYRZAŃSKA 6 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A-TRANS Sp. Jawna</text:p>
          </table:table-cell>
          <table:table-cell table:style-name="ce2" office:value-type="string" calcext:value-type="string">
            <text:p>Poland, 67-200, Głogów, ul. Garncarska 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DE Oro-Trans Jerzy Nowicki</text:p>
          </table:table-cell>
          <table:table-cell table:style-name="ce2" office:value-type="string" calcext:value-type="string">
            <text:p>Poland, 67-210, Jaczow, Wesol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EMIR T.S.H.MIROSŁAW PAWLUK</text:p>
          </table:table-cell>
          <table:table-cell table:style-name="ce2" office:value-type="string" calcext:value-type="string">
            <text:p>Poland, 67-300, SZPROTAWA, UL. KONOPNICKIEJ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OX PROJECT Robert Maksymienko</text:p>
          </table:table-cell>
          <table:table-cell table:style-name="ce2" office:value-type="string" calcext:value-type="string">
            <text:p>Poland, 68-200, Żary, 1 Maja 6/5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"Day &amp; Night Logistics" Paweł Palacz, Maciej Różański s.c.</text:p>
          </table:table-cell>
          <table:table-cell table:style-name="ce2" office:value-type="string" calcext:value-type="string">
            <text:p>Poland, 69-100, Drzecin, Drzecin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OG Julita Konopacka</text:p>
          </table:table-cell>
          <table:table-cell table:style-name="ce2" office:value-type="string" calcext:value-type="string">
            <text:p>Poland, 69-100, Słubice, Jedności Robotniczej 6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rpack Polska Sp. z o.o.</text:p>
          </table:table-cell>
          <table:table-cell table:style-name="ce2" office:value-type="string" calcext:value-type="string">
            <text:p>Poland, 69-100, Słubice, Os. Przemysłowe 10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ST S.C. Kamil Płaczkowski, Igor Samsonowicz</text:p>
          </table:table-cell>
          <table:table-cell table:style-name="ce2" office:value-type="string" calcext:value-type="string">
            <text:p>Poland, 69-100, Słubice, Osiedle Świerkowe 7B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EONE Logistics s.c.</text:p>
          </table:table-cell>
          <table:table-cell table:style-name="ce2" office:value-type="string" calcext:value-type="string">
            <text:p>Poland, 69-100, Slubice, Plac Przyaźni 2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-POL Mariusz Karaban</text:p>
          </table:table-cell>
          <table:table-cell table:style-name="ce2" office:value-type="string" calcext:value-type="string">
            <text:p>Poland, 69-108, Cybinka, Ul. Ogrodowa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URANGA Spedition Jakub Pilczuk</text:p>
          </table:table-cell>
          <table:table-cell table:style-name="ce2" office:value-type="string" calcext:value-type="string">
            <text:p>Poland, 69-110 , Kowalów, Słubicka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r-Trans Transport Spedycja Sławomir Staszewski</text:p>
          </table:table-cell>
          <table:table-cell table:style-name="ce2" office:value-type="string" calcext:value-type="string">
            <text:p>Poland, 70-825, Szczecin, ul.E.Gierczak 24-2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RINT Logistyka Polska Spółka Akcyjna Spółka Komandytowa</text:p>
          </table:table-cell>
          <table:table-cell table:style-name="ce2" office:value-type="string" calcext:value-type="string">
            <text:p>Poland, 71-215, Szczecin, ul. Waleriana Łukasińskiego 1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veral sp. z o.o. sp.k.</text:p>
          </table:table-cell>
          <table:table-cell table:style-name="ce2" office:value-type="string" calcext:value-type="string">
            <text:p>Poland, 71-256, Szczecin, Wojska Polskiego 184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Europe Marcin Andraczko</text:p>
          </table:table-cell>
          <table:table-cell table:style-name="ce2" office:value-type="string" calcext:value-type="string">
            <text:p>Poland, 75-611, Koszalin, Zwyciestwa 190/2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Ryszard Sobański</text:p>
          </table:table-cell>
          <table:table-cell table:style-name="ce2" office:value-type="string" calcext:value-type="string">
            <text:p>Poland, 76-220, GŁÓWCZYCE, ul. WIELKA WIEŚ 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fennica Polska Sp. z o. o.</text:p>
          </table:table-cell>
          <table:table-cell table:style-name="ce2" office:value-type="string" calcext:value-type="string">
            <text:p>Poland, 81-336, Gdynia, Al. Solidarności 1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UGOT KAROLINA MADEY-MIKULSKA</text:p>
          </table:table-cell>
          <table:table-cell table:style-name="ce2" office:value-type="string" calcext:value-type="string">
            <text:p>Poland, 83-112, ROKITKI, ul. KRÓTKA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Arkadiusz Drewek</text:p>
          </table:table-cell>
          <table:table-cell table:style-name="ce2" office:value-type="string" calcext:value-type="string">
            <text:p>Poland, 83-333, Chmielno, Zawory 1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LOG Sp. z o.o.</text:p>
          </table:table-cell>
          <table:table-cell table:style-name="ce2" office:value-type="string" calcext:value-type="string">
            <text:p>Poland, 83-400, Kościerzyna, ul. Żurawinowa 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Mounir Arfaoui</text:p>
          </table:table-cell>
          <table:table-cell table:style-name="ce2" office:value-type="string" calcext:value-type="string">
            <text:p>Poland, 84-230, Rumia, Podgorna 4|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ko TSL Błażej Makurat</text:p>
          </table:table-cell>
          <table:table-cell table:style-name="ce2" office:value-type="string" calcext:value-type="string">
            <text:p>Poland, 84-300, Lębork, Al.Wolności 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s Partners Krystian Piotrowski</text:p>
          </table:table-cell>
          <table:table-cell table:style-name="ce2" office:value-type="string" calcext:value-type="string">
            <text:p>Poland, 85652, Bydgoszcz, Joachima Lelewela 28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mpia Logistic Mirosław Wojewódzki</text:p>
          </table:table-cell>
          <table:table-cell table:style-name="ce2" office:value-type="string" calcext:value-type="string">
            <text:p>Poland, 86-300, Grudziądz, Ludwika Waryńskiego 32-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-TRANS WOJCIECH GALARA</text:p>
          </table:table-cell>
          <table:table-cell table:style-name="ce2" office:value-type="string" calcext:value-type="string">
            <text:p>Poland, 86005, BIAŁE BŁOTA, ul. ALIBABY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M TSL Sp. z o.o.</text:p>
          </table:table-cell>
          <table:table-cell table:style-name="ce2" office:value-type="string" calcext:value-type="string">
            <text:p>Poland, 87-100, Toruń, Konstytucji 3 Maja 10/14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ri Trans Sp. z o.o.</text:p>
          </table:table-cell>
          <table:table-cell table:style-name="ce2" office:value-type="string" calcext:value-type="string">
            <text:p>Poland, 87-100, Torun, ul. Stanislawa Szymanskiego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EXPRESS KAMIL OSTROWICKI</text:p>
          </table:table-cell>
          <table:table-cell table:style-name="ce2" office:value-type="string" calcext:value-type="string">
            <text:p>Poland, 87605, TŁUCHOWO, <text:s/>ul. JASIEŃ 5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 Logistics Aleksandra Pazderska</text:p>
          </table:table-cell>
          <table:table-cell table:style-name="ce2" office:value-type="string" calcext:value-type="string">
            <text:p>Poland, 89-120, Potulice, ul. Aleja Parkowa 4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HENIX Sp.z.o.o</text:p>
          </table:table-cell>
          <table:table-cell table:style-name="ce2" office:value-type="string" calcext:value-type="string">
            <text:p>Poland, 89-400, Sępólno Krajeńskie, ul. Tadeusza Kościuszki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NF EXPRESS SP. Z.O.O.</text:p>
          </table:table-cell>
          <table:table-cell table:style-name="ce2" office:value-type="string" calcext:value-type="string">
            <text:p>Poland, 90-361, Łódź, ul. Piotrkowska 27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ster TSL sp. z o.o. sp. k.</text:p>
          </table:table-cell>
          <table:table-cell table:style-name="ce2" office:value-type="string" calcext:value-type="string">
            <text:p>Poland, 90-613 , Łódź, Gdańsk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en Logistics sp. z o.o. sp.k.</text:p>
          </table:table-cell>
          <table:table-cell table:style-name="ce2" office:value-type="string" calcext:value-type="string">
            <text:p>Poland, 91-232, Łódź, ul. Zagonowa 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N LOGISTICS SP ZOO SPÓŁKA KOMANDYTOWA</text:p>
          </table:table-cell>
          <table:table-cell table:style-name="ce2" office:value-type="string" calcext:value-type="string">
            <text:p>Poland, 91-425, Łódź , Północna 59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orever Logistics Sp. z o.o. Sp.k.</text:p>
          </table:table-cell>
          <table:table-cell table:style-name="ce2" office:value-type="string" calcext:value-type="string">
            <text:p>Poland, 93-231, Łódź, ul. Dąbrowskiego 23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OMIQ TOMASZ MORAWSKI</text:p>
          </table:table-cell>
          <table:table-cell table:style-name="ce2" office:value-type="string" calcext:value-type="string">
            <text:p>Poland, 93-434, Łódź, Przestrzenna 16 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is PL Sp. z o.o.</text:p>
          </table:table-cell>
          <table:table-cell table:style-name="ce2" office:value-type="string" calcext:value-type="string">
            <text:p>Poland, 95010, Stryków, Sosnowiec-Pieńki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RIAL WYNAJEM Sp. z o.o.</text:p>
          </table:table-cell>
          <table:table-cell table:style-name="ce2" office:value-type="string" calcext:value-type="string">
            <text:p>Poland, 96-200, Rawa Mazowiecka, Ul. Katowicka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.H.ISMENA ROBERT WRZESIEŃ</text:p>
          </table:table-cell>
          <table:table-cell table:style-name="ce2" office:value-type="string" calcext:value-type="string">
            <text:p>Poland, 97-200, Tomaszów Mazowiecki, Parkowa 48/5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rupa Transportowa Sp. z o.o.</text:p>
          </table:table-cell>
          <table:table-cell table:style-name="ce2" office:value-type="string" calcext:value-type="string">
            <text:p>Poland, 97-300, Piotrków Trybunalski, ul. Łódzka 30 A,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MANAGEMENT SP. Z O.O.</text:p>
          </table:table-cell>
          <table:table-cell table:style-name="ce2" office:value-type="string" calcext:value-type="string">
            <text:p>Poland, 98-220, ZDUŃSKA WOLA, WOL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.G. LOGISTIC ANNA GARUS</text:p>
          </table:table-cell>
          <table:table-cell table:style-name="ce2" office:value-type="string" calcext:value-type="string">
            <text:p>Poland, 98-235, Błaszki, Gruszczyce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 SPERTUSIAK Sp. z.o.o.</text:p>
          </table:table-cell>
          <table:table-cell table:style-name="ce2" office:value-type="string" calcext:value-type="string">
            <text:p>Poland, 98-235, Błaszki, ul. Kal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ebo Logistic Warszawa Sp. z o.o.</text:p>
          </table:table-cell>
          <table:table-cell table:style-name="ce2" office:value-type="string" calcext:value-type="string">
            <text:p>Poland, PL0051, WARSZAWA, ŻURAWIA 16A/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TRANS Sylwester Marciniak</text:p>
          </table:table-cell>
          <table:table-cell table:style-name="ce2" office:value-type="string" calcext:value-type="string">
            <text:p>Poland, PL59500, Złotoryja, Magnoli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ranimex W.Granops sp.j.</text:p>
          </table:table-cell>
          <table:table-cell table:style-name="ce2" office:value-type="string" calcext:value-type="string">
            <text:p>Poland, PL6142, Poznań, Kamienn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L Logistics Gołębiewski, Koźlakowski Sp.j.</text:p>
          </table:table-cell>
          <table:table-cell table:style-name="ce2" office:value-type="string" calcext:value-type="string">
            <text:p>Poland, PL8230, Elbląg, Leszczyńskiego 7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International Srl</text:p>
          </table:table-cell>
          <table:table-cell table:style-name="ce2" office:value-type="string" calcext:value-type="string">
            <text:p>Romania, 550052, Sibiu, Şos. Alba Iulia 1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WIDA Innovative s.r.o.</text:p>
          </table:table-cell>
          <table:table-cell table:style-name="ce2" office:value-type="string" calcext:value-type="string">
            <text:p>Slovakia, 040 17, Košice, Južná trieda 8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VMATIC EU s.r.o.</text:p>
          </table:table-cell>
          <table:table-cell table:style-name="ce2" office:value-type="string" calcext:value-type="string">
            <text:p>Slovakia, 071 01, MICHALOVCE, NAD LABORCOM 1768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FOLG s.r.o. <text:s/></text:p>
          </table:table-cell>
          <table:table-cell table:style-name="ce2" office:value-type="string" calcext:value-type="string">
            <text:p>Slovakia, 071 01, Michalovce, Továrenská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GACY s.r.o.</text:p>
          </table:table-cell>
          <table:table-cell table:style-name="ce2" office:value-type="string" calcext:value-type="string">
            <text:p>Slovakia, 07101, Michalovce, Kpt. Nálepku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XSTAR, s.r.o.</text:p>
          </table:table-cell>
          <table:table-cell table:style-name="ce2" office:value-type="string" calcext:value-type="string">
            <text:p>Slovakia, 075 01, Trebisov, Sladkovicov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Yucatan Transport s.r.o.</text:p>
          </table:table-cell>
          <table:table-cell table:style-name="ce2" office:value-type="string" calcext:value-type="string">
            <text:p>Slovakia, 07615, Veľaty, Staničná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XCARGO s.r.o.</text:p>
          </table:table-cell>
          <table:table-cell table:style-name="ce2" office:value-type="string" calcext:value-type="string">
            <text:p>Slovakia, 82102, Bratislava, Drieňová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-INPEX s.r.o.</text:p>
          </table:table-cell>
          <table:table-cell table:style-name="ce2" office:value-type="string" calcext:value-type="string">
            <text:p>Slovakia, 94901, Nitra, Razusov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P TRANSPORT <text:s/>d.o.o.</text:p>
          </table:table-cell>
          <table:table-cell table:style-name="ce2" office:value-type="string" calcext:value-type="string">
            <text:p>Slovenia, 4220 , Škofja Loka, Kidričeva cesta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STANT LINK, S.R.L.</text:p>
          </table:table-cell>
          <table:table-cell table:style-name="ce2" office:value-type="string" calcext:value-type="string">
            <text:p>Spain, 46138, RAFELBUNYOL (VALENCIA), Calle Germanells,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stant Link S.L.</text:p>
          </table:table-cell>
          <table:table-cell table:style-name="ce2" office:value-type="string" calcext:value-type="string">
            <text:p>Spain, 46138, RAFELBUNYOL, Calle Germanells, 39</text:p>
          </table:table-cell>
          <table:table-cell table:number-columns-repeated="62"/>
        </table:table-row>
        <table:table-row table:style-name="ro2" table:number-rows-repeated="10481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₽</number:text>
    </number:number-style>
    <number:number-style style:name="N111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2" style:volatile="true">
      <number:text> </number:text>
      <number:fill-character> </number:fill-character>
      <number:text>- ₽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.00.0000</text:date>, <text:time style:data-style-name="N2" text:time-value="11:43:42.5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DEA</meta:initial-creator>
    <meta:creation-date>2021-02-04T13:12:08</meta:creation-date>
    <dc:date>2021-03-02T11:45:58.472000000</dc:date>
    <meta:generator>LibreOffice/7.0.4.2$Windows_X86_64 LibreOffice_project/dcf040e67528d9187c66b2379df5ea4407429775</meta:generator>
    <meta:editing-duration>PT2M49S</meta:editing-duration>
    <meta:editing-cycles>1</meta:editing-cycles>
    <meta:document-statistic meta:table-count="1" meta:cell-count="854" meta:object-count="0"/>
  </office:meta>
</office:document-meta>
</file>